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944cm"/>
    </style:style>
    <style:style style:family="table-column" style:name="co2">
      <style:table-column-properties fo:break-before="auto" style:column-width="9.313cm"/>
    </style:style>
    <style:style style:family="table-column" style:name="co3">
      <style:table-column-properties fo:break-before="auto" style:column-width="0.392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378cm"/>
    </style:style>
    <style:style style:family="table-column" style:name="co6">
      <style:table-column-properties fo:break-before="auto" style:column-width="2.182cm"/>
    </style:style>
    <style:style style:family="table-column" style:name="co7">
      <style:table-column-properties fo:break-before="auto" style:column-width="2.265cm"/>
    </style:style>
    <style:style style:family="table-column" style:name="co8">
      <style:table-column-properties fo:break-before="auto" style:column-width="2.321cm"/>
    </style:style>
    <style:style style:family="table-column" style:name="co9">
      <style:table-column-properties fo:break-before="auto" style:column-width="2.154cm"/>
    </style:style>
    <style:style style:family="table-column" style:name="co10">
      <style:table-column-properties fo:break-before="auto" style:column-width="1.774cm"/>
    </style:style>
    <style:style style:family="table-column" style:name="co11">
      <style:table-column-properties fo:break-before="auto" style:column-width="1.79cm"/>
    </style:style>
    <style:style style:family="table-column" style:name="co12">
      <style:table-column-properties fo:break-before="auto" style:column-width="3.104cm"/>
    </style:style>
    <style:style style:family="table-column" style:name="co13">
      <style:table-column-properties fo:break-before="auto" style:column-width="6.853cm"/>
    </style:style>
    <style:style style:family="table-column" style:name="co14">
      <style:table-column-properties fo:break-before="auto" style:column-width="3.02cm"/>
    </style:style>
    <style:style style:family="table-column" style:name="co15">
      <style:table-column-properties fo:break-before="auto" style:column-width="1.87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79cm"/>
    </style:style>
    <style:style style:family="table-row" style:name="ro3">
      <style:table-row-properties fo:break-before="auto" style:use-optimal-row-height="false" style:row-height="0.741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Normal_5f_Sheet1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data-style-name="N0" style:family="table-cell" style:parent-style-name="Excel_5f_BuiltIn_5f_Hyperlink" style:name="ce13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ierde gedeelte.A1488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ierde gedeelte.A1488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Normal_5f_Sheet1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Sheet1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Normal_5f_Sheet1" style:name="ce4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Default"/>
        <table:table-column table:style-name="co11" table:default-cell-style-name="ce53" table:number-columns-repeated="6"/>
        <table:table-column table:style-name="co10" table:default-cell-style-name="Default" table:number-columns-repeated="1004"/>
        <table:table-row table:style-name="ro1">
          <table:table-cell ns41:value-type="string" table:style-name="TL Title" office:value-type="string">
            <office:annotation draw:style-name="gr1" svg:height="2.646cm" draw:caption-point-y="-0.042cm" svg:width="7.195cm" svg:x="4.362cm" draw:caption-point-x="-0.428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GELDERLAND. VIERDE GEDEELTE. <text:s/>INDEELING DER BEVOLKING NAAR DE BEROEPEN.</text:p>
          </table:table-cell>
          <table:table-cell table:style-name="ce10" table:number-columns-repeated="2"/>
          <table:table-cell table:style-name="ce21"/>
          <table:table-cell table:style-name="ce10"/>
          <table:table-cell table:style-name="ce36" table:number-columns-repeated="6"/>
          <table:table-cell table:style-name="ce37" table:number-columns-repeated="2"/>
          <table:table-cell table:style-name="ce40"/>
          <table:table-cell table:style-name="ce48" table:number-columns-repeated="6"/>
          <table:table-cell table:number-columns-repeated="1004"/>
        </table:table-row>
        <table:table-row table:style-name="ro1">
          <table:table-cell/>
          <table:table-cell table:style-name="ce11"/>
          <table:table-cell table:style-name="ce18" table:number-columns-repeated="12"/>
          <table:table-cell table:style-name="ce49" table:number-columns-repeated="6"/>
          <table:table-cell table:number-columns-repeated="100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 <text:s text:c="6"/></text:p>
          </table:table-cell>
          <table:table-cell ns41:value-type="string" table:number-rows-spanned="4" table:style-name="TL RowProperty" table:number-columns-spanned="1" office:value-type="string">
            <text:p><text:span text:style-name="T2"><text:a xlink:type="simple" xlink:href="#Vierde gedeelte.A1488"> Beroepen of middelen van bestaan  </text:a></text:span></text:p>
          </table:table-cell>
          <table:table-cell table:style-name="ce19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9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29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9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9"/>
          <table:table-cell ns41:value-type="string" table:number-rows-spanned="3" table:style-name="TL ColHeader" table:number-columns-spanned="3" office:value-type="string">
            <text:p>TOTAAL</text:p>
          </table:table-cell>
          <table:covered-table-cell table:style-name="ce29"/>
          <table:covered-table-cell table:style-name="ce38"/>
          <table:table-cell ns41:value-type="string" table:number-rows-spanned="4" table:style-name="ce50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57" table:number-columns-spanned="1" office:value-type="string">
            <text:p>Image nr</text:p>
          </table:table-cell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0"/>
          <table:table-cell ns41:value-type="string" table:number-rows-spanned="2" table:style-name="TL ColHeader" table:number-columns-spanned="2" office:value-type="string">
            <text:p>Geboren in 1849 tot en met 1840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Geboren in 1839 en 1838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Geboren in 1837 tot en met 1834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Geboren in 1833 en vroegere jaren.</text:p>
          </table:table-cell>
          <table:covered-table-cell table:style-name="TL ColHeader" table:number-columns-repeated="3"/>
          <table:covered-table-cell table:style-name="ce41"/>
          <table:covered-table-cell table:style-name="ce51"/>
          <table:covered-table-cell table:style-name="ce55" table:number-columns-repeated="4"/>
          <table:covered-table-cell table:style-name="ce58"/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0"/>
          <table:covered-table-cell table:style-name="ce23"/>
          <table:covered-table-cell table:style-name="TL ColHeader" table:number-columns-repeated="9"/>
          <table:covered-table-cell table:style-name="ce41"/>
          <table:covered-table-cell table:style-name="ce51"/>
          <table:covered-table-cell table:style-name="ce55" table:number-columns-repeated="4"/>
          <table:covered-table-cell table:style-name="ce58"/>
          <table:table-cell table:number-columns-repeated="1004"/>
        </table:table-row>
        <table:table-row table:style-name="ro3">
          <table:covered-table-cell table:style-name="ce5"/>
          <table:covered-table-cell table:style-name="ce14"/>
          <table:table-cell table:style-name="ce20"/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Totaal.</text:p>
          </table:table-cell>
          <table:covered-table-cell table:style-name="ce52"/>
          <table:covered-table-cell table:style-name="ce56" table:number-columns-repeated="4"/>
          <table:covered-table-cell table:style-name="ce5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77" office:value-type="float">
            <text:p>7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248" office:value-type="float">
            <text:p>1,24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74" office:value-type="float">
            <text:p>1,274</text:p>
          </table:table-cell>
          <table:table-cell ns41:value-type="float" table:style-name="TL Data" office:value="1485" office:value-type="float">
            <text:p>1,4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oogleeraren en leeraren aan hooge scholen, athenac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47" office:value-type="float">
            <text:p>447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ndhuishoudkundige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Naaisters, breisters, mangelhoudsters, plooisters, strijkers, waschvrouwen, werksters, nettenbreij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462" office:value-type="float">
            <text:p>462</text:p>
          </table:table-cell>
          <table:table-cell table:style-name="TL Data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olitie (dir, commiss, agenten van)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420" office:value-type="float">
            <text:p>1,4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51" office:value-type="float">
            <text:p>251</text:p>
          </table:table-cell>
          <table:table-cell table:style-name="TL Data"/>
          <table:table-cell ns41:value-type="float" table:style-name="TL Data" office:value="263" office:value-type="float">
            <text:p>263</text:p>
          </table:table-cell>
          <table:table-cell table:style-name="TL Data"/>
          <table:table-cell ns41:value-type="float" table:style-name="TL Data" office:value="263" office:value-type="float">
            <text:p>2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oerlieden, koetsiers, loopers, postknechten en sl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612" office:value-type="float">
            <text:p>1,612</text:p>
          </table:table-cell>
          <table:table-cell ns41:value-type="float" table:style-name="TL Data" office:value="1748" office:value-type="float">
            <text:p>1,74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4620" office:value-type="float">
            <text:p>4,620</text:p>
          </table:table-cell>
          <table:table-cell ns41:value-type="float" table:style-name="TL Data" office:value="2919" office:value-type="float">
            <text:p>2,919</text:p>
          </table:table-cell>
          <table:table-cell ns41:value-type="float" table:style-name="TL Data" office:value="7029" office:value-type="float">
            <text:p>7,029</text:p>
          </table:table-cell>
          <table:table-cell ns41:value-type="float" table:style-name="TL Data" office:value="9948" office:value-type="float">
            <text:p>9,9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RNHEM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007" office:value-type="float">
            <text:p>2,007</text:p>
          </table:table-cell>
          <table:table-cell ns41:value-type="float" table:style-name="TL Data" office:value="2068" office:value-type="float">
            <text:p>2,06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5814" office:value-type="float">
            <text:p>5,814</text:p>
          </table:table-cell>
          <table:table-cell ns41:value-type="float" table:style-name="TL Data" office:value="6962" office:value-type="float">
            <text:p>6,962</text:p>
          </table:table-cell>
          <table:table-cell ns41:value-type="float" table:style-name="TL Data" office:value="9039" office:value-type="float">
            <text:p>9,039</text:p>
          </table:table-cell>
          <table:table-cell ns41:value-type="float" table:style-name="TL Data" office:value="10072" office:value-type="float">
            <text:p>10,072</text:p>
          </table:table-cell>
          <table:table-cell ns41:value-type="float" table:style-name="TL Data" office:value="19111" office:value-type="float">
            <text:p>19,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161" office:value-type="float">
            <text:p>1,1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rdpapier (werkers in) doozen-, kaarte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135" office:value-type="float">
            <text:p>1,135</text:p>
          </table:table-cell>
          <table:table-cell ns41:value-type="float" table:style-name="TL Data" office:value="1379" office:value-type="float">
            <text:p>1,3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arsenmakers,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lkbrander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88" office:value-type="float">
            <text:p>788</text:p>
          </table:table-cell>
          <table:table-cell table:style-name="TL Data"/>
          <table:table-cell ns41:value-type="float" table:style-name="TL Data" office:value="795" office:value-type="float">
            <text:p>795</text:p>
          </table:table-cell>
          <table:table-cell table:style-name="TL Data"/>
          <table:table-cell ns41:value-type="float" table:style-name="TL Data" office:value="795" office:value-type="float">
            <text:p>7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1" office:value-type="float">
            <text:p>4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533" office:value-type="float">
            <text:p>533</text:p>
          </table:table-cell>
          <table:table-cell table:style-name="TL Data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54" office:value-type="float">
            <text:p>5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olitie (dir, commiss, agenten van),marech, veld- en boschw, nacht- en torenw, geregtsdienaars, cipiers en bew van gevangenissen, scherpregt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885" office:value-type="float">
            <text:p>1,8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9" table:style-name="TL Data" table:number-columns-repeated="4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IJzer-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524" office:value-type="float">
            <text:p>1,524</text:p>
          </table:table-cell>
          <table:table-cell ns41:value-type="float" table:style-name="TL Data" office:value="1748" office:value-type="float">
            <text:p>1,74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5169" office:value-type="float">
            <text:p>5,169</text:p>
          </table:table-cell>
          <table:table-cell ns41:value-type="float" table:style-name="TL Data" office:value="2751" office:value-type="float">
            <text:p>2,751</text:p>
          </table:table-cell>
          <table:table-cell ns41:value-type="float" table:style-name="TL Data" office:value="7722" office:value-type="float">
            <text:p>7,722</text:p>
          </table:table-cell>
          <table:table-cell ns41:value-type="float" table:style-name="TL Data" office:value="10473" office:value-type="float">
            <text:p>10,4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NIJME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168" office:value-type="float">
            <text:p>2,168</text:p>
          </table:table-cell>
          <table:table-cell ns41:value-type="float" table:style-name="TL Data" office:value="2233" office:value-type="float">
            <text:p>2,23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6614" office:value-type="float">
            <text:p>6,614</text:p>
          </table:table-cell>
          <table:table-cell ns41:value-type="float" table:style-name="TL Data" office:value="7710" office:value-type="float">
            <text:p>7,710</text:p>
          </table:table-cell>
          <table:table-cell ns41:value-type="float" table:style-name="TL Data" office:value="9987" office:value-type="float">
            <text:p>9,987</text:p>
          </table:table-cell>
          <table:table-cell ns41:value-type="float" table:style-name="TL Data" office:value="11231" office:value-type="float">
            <text:p>11,231</text:p>
          </table:table-cell>
          <table:table-cell ns41:value-type="float" table:style-name="TL Data" office:value="21218" office:value-type="float">
            <text:p>21,2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9" office:value-type="float">
            <text:p>229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84" office:value-type="float">
            <text:p>4,584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4766" office:value-type="float">
            <text:p>4,766</text:p>
          </table:table-cell>
          <table:table-cell ns41:value-type="float" table:style-name="TL Data" office:value="1251" office:value-type="float">
            <text:p>1,251</text:p>
          </table:table-cell>
          <table:table-cell ns41:value-type="float" table:style-name="TL Data" office:value="6017" office:value-type="float">
            <text:p>6,0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32" office:value-type="float">
            <text:p>7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4971" office:value-type="float">
            <text:p>4,971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5185" office:value-type="float">
            <text:p>5,185</text:p>
          </table:table-cell>
          <table:table-cell ns41:value-type="float" table:style-name="TL Data" office:value="5942" office:value-type="float">
            <text:p>5,9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38" office:value-type="float">
            <text:p>7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998" office:value-type="float">
            <text:p>998</text:p>
          </table:table-cell>
          <table:table-cell table:style-name="TL Data"/>
          <table:table-cell ns41:value-type="float" table:style-name="TL Data" office:value="1109" office:value-type="float">
            <text:p>1,109</text:p>
          </table:table-cell>
          <table:table-cell table:style-name="TL Data"/>
          <table:table-cell ns41:value-type="float" table:style-name="TL Data" office:value="1109" office:value-type="float">
            <text:p>1,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938" office:value-type="float">
            <text:p>9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917" office:value-type="float">
            <text:p>9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1" office:value-type="float">
            <text:p>3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string" table:style-name="TL Data" office:value-type="string">
            <text:p>1.58</text:p>
          </table:table-cell>
          <table:table-cell table:style-name="TL Data"/>
          <table:table-cell ns41:value-type="float" table:style-name="TL Data" office:value="1612" office:value-type="float">
            <text:p>1,612</text:p>
          </table:table-cell>
          <table:table-cell table:style-name="TL Data"/>
          <table:table-cell ns41:value-type="float" table:style-name="TL Data" office:value="1612" office:value-type="float">
            <text:p>1,6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22" office:value-type="float">
            <text:p>2,22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283" office:value-type="float">
            <text:p>2,28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551" office:value-type="float">
            <text:p>2,5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nufakturen 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nufakturen /*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9" office:value-type="float">
            <text:p>6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65" office:value-type="float">
            <text:p>2,2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71" office:value-type="float">
            <text:p>2,371</text:p>
          </table:table-cell>
          <table:table-cell ns41:value-type="float" table:style-name="TL Data" office:value="2374" office:value-type="float">
            <text:p>2,3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leisters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10" office:value-type="float">
            <text:p>4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86" office:value-type="float">
            <text:p>486</text:p>
          </table:table-cell>
          <table:table-cell table:style-name="TL Data"/>
          <table:table-cell ns41:value-type="float" table:style-name="TL Data" office:value="504" office:value-type="float">
            <text:p>504</text:p>
          </table:table-cell>
          <table:table-cell table:style-name="TL Data"/>
          <table:table-cell ns41:value-type="float" table:style-name="TL Data" office:value="504" office:value-type="float">
            <text:p>5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40" office:value-type="float">
            <text:p>1,0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8" office:value-type="float">
            <text:p>1,1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2527" office:value-type="float">
            <text:p>2,527</text:p>
          </table:table-cell>
          <table:table-cell ns41:value-type="float" table:style-name="TL Data" office:value="2130" office:value-type="float">
            <text:p>2,130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028" office:value-type="float">
            <text:p>1,028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676" office:value-type="float">
            <text:p>4,676</text:p>
          </table:table-cell>
          <table:table-cell ns41:value-type="float" table:style-name="TL Data" office:value="4030" office:value-type="float">
            <text:p>4,030</text:p>
          </table:table-cell>
          <table:table-cell ns41:value-type="float" table:style-name="TL Data" office:value="8706" office:value-type="float">
            <text:p>8,7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47" office:value-type="float">
            <text:p>4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1047" office:value-type="float">
            <text:p>1,047</text:p>
          </table:table-cell>
          <table:table-cell table:style-name="TL Data"/>
          <table:table-cell ns41:value-type="float" table:style-name="TL Data" office:value="1114" office:value-type="float">
            <text:p>1,114</text:p>
          </table:table-cell>
          <table:table-cell table:style-name="TL Data"/>
          <table:table-cell ns41:value-type="float" table:style-name="TL Data" office:value="1114" office:value-type="float">
            <text:p>1,1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4" office:value-type="float">
            <text:p>5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8366" office:value-type="float">
            <text:p>8,366</text:p>
          </table:table-cell>
          <table:table-cell ns41:value-type="float" table:style-name="TL Data" office:value="8706" office:value-type="float">
            <text:p>8,706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197" office:value-type="float">
            <text:p>1,197</text:p>
          </table:table-cell>
          <table:table-cell ns41:value-type="float" table:style-name="TL Data" office:value="1821" office:value-type="float">
            <text:p>1,821</text:p>
          </table:table-cell>
          <table:table-cell ns41:value-type="float" table:style-name="TL Data" office:value="2585" office:value-type="float">
            <text:p>2,585</text:p>
          </table:table-cell>
          <table:table-cell ns41:value-type="float" table:style-name="TL Data" office:value="3472" office:value-type="float">
            <text:p>3,472</text:p>
          </table:table-cell>
          <table:table-cell ns41:value-type="float" table:style-name="TL Data" office:value="23985" office:value-type="float">
            <text:p>23,985</text:p>
          </table:table-cell>
          <table:table-cell ns41:value-type="string" table:style-name="TL Data" office:value-type="string">
            <text:p>14.641/1</text:p>
          </table:table-cell>
          <table:table-cell ns41:value-type="string" table:style-name="TL Data" office:value-type="string">
            <text:p>36.505/2</text:p>
          </table:table-cell>
          <table:table-cell ns41:value-type="float" table:style-name="TL Data" office:value="51146" office:value-type="float">
            <text:p>51,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TIEN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993" office:value-type="float">
            <text:p>10,993</text:p>
          </table:table-cell>
          <table:table-cell ns41:value-type="float" table:style-name="TL Data" office:value="10924" office:value-type="float">
            <text:p>10,924</text:p>
          </table:table-cell>
          <table:table-cell ns41:value-type="float" table:style-name="TL Data" office:value="2105" office:value-type="float">
            <text:p>2,105</text:p>
          </table:table-cell>
          <table:table-cell ns41:value-type="float" table:style-name="TL Data" office:value="2167" office:value-type="float">
            <text:p>2,167</text:p>
          </table:table-cell>
          <table:table-cell ns41:value-type="float" table:style-name="TL Data" office:value="4182" office:value-type="float">
            <text:p>4,182</text:p>
          </table:table-cell>
          <table:table-cell ns41:value-type="float" table:style-name="TL Data" office:value="3921" office:value-type="float">
            <text:p>3,921</text:p>
          </table:table-cell>
          <table:table-cell ns41:value-type="float" table:style-name="TL Data" office:value="30396" office:value-type="float">
            <text:p>30,396</text:p>
          </table:table-cell>
          <table:table-cell ns41:value-type="float" table:style-name="TL Data" office:value="34916" office:value-type="float">
            <text:p>34,916</text:p>
          </table:table-cell>
          <table:table-cell ns41:value-type="float" table:style-name="TL Data" office:value="47679" office:value-type="float">
            <text:p>47,679</text:p>
          </table:table-cell>
          <table:table-cell ns41:value-type="float" table:style-name="TL Data" office:value="51960" office:value-type="float">
            <text:p>51,960</text:p>
          </table:table-cell>
          <table:table-cell ns41:value-type="float" table:style-name="TL Data" office:value="99639" office:value-type="float">
            <text:p>99,6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6" office:value-type="float">
            <text:p>426</text:p>
          </table:table-cell>
          <table:table-cell table:style-name="TL Data"/>
          <table:table-cell ns41:value-type="float" table:style-name="TL Data" office:value="426" office:value-type="float">
            <text:p>426</text:p>
          </table:table-cell>
          <table:table-cell table:style-name="TL Data"/>
          <table:table-cell ns41:value-type="float" table:style-name="TL Data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5" office:value-type="float">
            <text:p>195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5609" office:value-type="float">
            <text:p>25,609</text:p>
          </table:table-cell>
          <table:table-cell ns41:value-type="float" table:style-name="TL Data" office:value="8062" office:value-type="float">
            <text:p>8,062</text:p>
          </table:table-cell>
          <table:table-cell ns41:value-type="float" table:style-name="TL Data" office:value="26621" office:value-type="float">
            <text:p>26,621</text:p>
          </table:table-cell>
          <table:table-cell ns41:value-type="string" table:style-name="TL Data" office:value-type="string">
            <text:p>8.496/1</text:p>
          </table:table-cell>
          <table:table-cell ns41:value-type="float" table:style-name="TL Data" office:value="35117" office:value-type="float">
            <text:p>35,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5" office:value-type="float">
            <text:p>2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9" office:value-type="float">
            <text:p>4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57" office:value-type="float">
            <text:p>9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30" office:value-type="float">
            <text:p>430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3810" office:value-type="float">
            <text:p>3,810</text:p>
          </table:table-cell>
          <table:table-cell ns41:value-type="float" table:style-name="TL Data" office:value="8593" office:value-type="float">
            <text:p>8,593</text:p>
          </table:table-cell>
          <table:table-cell ns41:value-type="string" table:style-name="TL Data" office:value-type="string">
            <text:p>4.119/2</text:p>
          </table:table-cell>
          <table:table-cell ns41:value-type="string" table:style-name="TL Data" office:value-type="string">
            <text:p>9.392/3</text:p>
          </table:table-cell>
          <table:table-cell ns41:value-type="float" table:style-name="TL Data" office:value="13511" office:value-type="float">
            <text:p>13,5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90" office:value-type="float">
            <text:p>6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57" office:value-type="float">
            <text:p>6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1599" office:value-type="float">
            <text:p>1,5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85" office:value-type="float">
            <text:p>1,6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88" office:value-type="float">
            <text:p>1,6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846" office:value-type="float">
            <text:p>8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084" office:value-type="float">
            <text:p>1,0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6" office:value-type="float">
            <text:p>1,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646/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91" office:value-type="float">
            <text:p>6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3" office:value-type="float">
            <text:p>3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92" office:value-type="float">
            <text:p>4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89" office:value-type="float">
            <text:p>289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24126" office:value-type="float">
            <text:p>24,126</text:p>
          </table:table-cell>
          <table:table-cell ns41:value-type="float" table:style-name="TL Data" office:value="6677" office:value-type="float">
            <text:p>6,677</text:p>
          </table:table-cell>
          <table:table-cell ns41:value-type="float" table:style-name="TL Data" office:value="25129" office:value-type="float">
            <text:p>25,129</text:p>
          </table:table-cell>
          <table:table-cell ns41:value-type="float" table:style-name="TL Data" office:value="7249" office:value-type="float">
            <text:p>7,249</text:p>
          </table:table-cell>
          <table:table-cell ns41:value-type="float" table:style-name="TL Data" office:value="32378" office:value-type="float">
            <text:p>32,3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888" office:value-type="float">
            <text:p>888</text:p>
          </table:table-cell>
          <table:table-cell table:style-name="TL Data"/>
          <table:table-cell ns41:value-type="float" table:style-name="TL Data" office:value="904" office:value-type="float">
            <text:p>904</text:p>
          </table:table-cell>
          <table:table-cell table:style-name="TL Data"/>
          <table:table-cell ns41:value-type="float" table:style-name="TL Data" office:value="904" office:value-type="float">
            <text:p>9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string" table:style-name="TL Data" office:value-type="string">
            <text:p>1.8</text:p>
          </table:table-cell>
          <table:table-cell table:style-name="TL Data"/>
          <table:table-cell ns41:value-type="float" table:style-name="TL Data" office:value="1902" office:value-type="float">
            <text:p>1,902</text:p>
          </table:table-cell>
          <table:table-cell ns41:value-type="float" table:style-name="TL Data" office:value="1902" office:value-type="float">
            <text:p>1,9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7" office:value-type="float">
            <text:p>4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62" office:value-type="float">
            <text:p>4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9" office:value-type="float">
            <text:p>289</text:p>
          </table:table-cell>
          <table:table-cell table:style-name="TL Data"/>
          <table:table-cell ns41:value-type="float" table:style-name="TL Data" office:value="289" office:value-type="float">
            <text:p>289</text:p>
          </table:table-cell>
          <table:table-cell table:style-name="TL Data"/>
          <table:table-cell ns41:value-type="float" table:style-name="TL Data" office:value="289" office:value-type="float">
            <text:p>2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51" office:value-type="float">
            <text:p>4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3" office:value-type="float">
            <text:p>3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0" office:value-type="float">
            <text:p>4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7" office:value-type="float">
            <text:p>7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7" office:value-type="float">
            <text:p>1,4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64" office:value-type="float">
            <text:p>1,4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8404" office:value-type="float">
            <text:p>8,404</text:p>
          </table:table-cell>
          <table:table-cell ns41:value-type="float" table:style-name="TL Data" office:value="7444" office:value-type="float">
            <text:p>7,444</text:p>
          </table:table-cell>
          <table:table-cell ns41:value-type="float" table:style-name="TL Data" office:value="3728" office:value-type="float">
            <text:p>3,728</text:p>
          </table:table-cell>
          <table:table-cell ns41:value-type="float" table:style-name="TL Data" office:value="3163" office:value-type="float">
            <text:p>3,163</text:p>
          </table:table-cell>
          <table:table-cell ns41:value-type="float" table:style-name="TL Data" office:value="3852" office:value-type="float">
            <text:p>3,852</text:p>
          </table:table-cell>
          <table:table-cell ns41:value-type="float" table:style-name="TL Data" office:value="2672" office:value-type="float">
            <text:p>2,67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262" office:value-type="float">
            <text:p>16,262</text:p>
          </table:table-cell>
          <table:table-cell ns41:value-type="float" table:style-name="TL Data" office:value="13409" office:value-type="float">
            <text:p>13,409</text:p>
          </table:table-cell>
          <table:table-cell ns41:value-type="float" table:style-name="TL Data" office:value="29671" office:value-type="float">
            <text:p>29,6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5" office:value-type="float">
            <text:p>4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06" office:value-type="float">
            <text:p>2,30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498" office:value-type="float">
            <text:p>2,498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989" office:value-type="float">
            <text:p>2,9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30" office:value-type="float">
            <text:p>1,23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11" office:value-type="float">
            <text:p>1,4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2447" office:value-type="float">
            <text:p>2,4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4" office:value-type="float">
            <text:p>2,5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7" office:value-type="float">
            <text:p>2,5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3" office:value-type="float">
            <text:p>3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86" office:value-type="float">
            <text:p>7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2975" office:value-type="float">
            <text:p>22,975</text:p>
          </table:table-cell>
          <table:table-cell ns41:value-type="float" table:style-name="TL Data" office:value="23014" office:value-type="float">
            <text:p>23,014</text:p>
          </table:table-cell>
          <table:table-cell ns41:value-type="float" table:style-name="TL Data" office:value="2318" office:value-type="float">
            <text:p>2,318</text:p>
          </table:table-cell>
          <table:table-cell ns41:value-type="float" table:style-name="TL Data" office:value="2682" office:value-type="float">
            <text:p>2,682</text:p>
          </table:table-cell>
          <table:table-cell ns41:value-type="float" table:style-name="TL Data" office:value="5069" office:value-type="float">
            <text:p>5,069</text:p>
          </table:table-cell>
          <table:table-cell ns41:value-type="float" table:style-name="TL Data" office:value="6947" office:value-type="float">
            <text:p>6,947</text:p>
          </table:table-cell>
          <table:table-cell ns41:value-type="float" table:style-name="TL Data" office:value="8004" office:value-type="float">
            <text:p>8,004</text:p>
          </table:table-cell>
          <table:table-cell ns41:value-type="float" table:style-name="TL Data" office:value="56910" office:value-type="float">
            <text:p>56,910</text:p>
          </table:table-cell>
          <table:table-cell ns41:value-type="string" table:style-name="TL Data" office:value-type="string">
            <text:p>38.367/1</text:p>
          </table:table-cell>
          <table:table-cell ns41:value-type="string" table:style-name="TL Data" office:value-type="string">
            <text:p>89.554/2</text:p>
          </table:table-cell>
          <table:table-cell ns41:value-type="float" table:style-name="TL Data" office:value="127921" office:value-type="float">
            <text:p>127,9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EN DRIE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1683" office:value-type="float">
            <text:p>31,683</text:p>
          </table:table-cell>
          <table:table-cell ns41:value-type="float" table:style-name="TL Data" office:value="30690" office:value-type="float">
            <text:p>30,690</text:p>
          </table:table-cell>
          <table:table-cell ns41:value-type="float" table:style-name="TL Data" office:value="6374" office:value-type="float">
            <text:p>6,374</text:p>
          </table:table-cell>
          <table:table-cell ns41:value-type="float" table:style-name="TL Data" office:value="6037" office:value-type="float">
            <text:p>6,037</text:p>
          </table:table-cell>
          <table:table-cell ns41:value-type="float" table:style-name="TL Data" office:value="12065" office:value-type="float">
            <text:p>12,065</text:p>
          </table:table-cell>
          <table:table-cell ns41:value-type="float" table:style-name="TL Data" office:value="11544" office:value-type="float">
            <text:p>11,544</text:p>
          </table:table-cell>
          <table:table-cell ns41:value-type="float" table:style-name="TL Data" office:value="88206" office:value-type="float">
            <text:p>88,206</text:p>
          </table:table-cell>
          <table:table-cell ns41:value-type="float" table:style-name="TL Data" office:value="84470" office:value-type="float">
            <text:p>84,470</text:p>
          </table:table-cell>
          <table:table-cell ns41:value-type="float" table:style-name="TL Data" office:value="138331" office:value-type="float">
            <text:p>138,331</text:p>
          </table:table-cell>
          <table:table-cell ns41:value-type="float" table:style-name="TL Data" office:value="132746" office:value-type="float">
            <text:p>132,746</text:p>
          </table:table-cell>
          <table:table-cell ns41:value-type="float" table:style-name="TL Data" office:value="271077" office:value-type="float">
            <text:p>271,0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5" office:value-type="float">
            <text:p>655</text:p>
          </table:table-cell>
          <table:table-cell table:style-name="TL Data"/>
          <table:table-cell ns41:value-type="float" table:style-name="TL Data" office:value="655" office:value-type="float">
            <text:p>655</text:p>
          </table:table-cell>
          <table:table-cell table:style-name="TL Data"/>
          <table:table-cell ns41:value-type="float" table:style-name="TL Data" office:value="655" office:value-type="float">
            <text:p>6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0193" office:value-type="float">
            <text:p>30,193</text:p>
          </table:table-cell>
          <table:table-cell ns41:value-type="float" table:style-name="TL Data" office:value="9275" office:value-type="float">
            <text:p>9,275</text:p>
          </table:table-cell>
          <table:table-cell ns41:value-type="float" table:style-name="TL Data" office:value="31387" office:value-type="float">
            <text:p>31,387</text:p>
          </table:table-cell>
          <table:table-cell ns41:value-type="string" table:style-name="TL Data" office:value-type="string">
            <text:p>9.747/1</text:p>
          </table:table-cell>
          <table:table-cell ns41:value-type="float" table:style-name="TL Data" office:value="41134" office:value-type="float">
            <text:p>41,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74" office:value-type="float">
            <text:p>7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1559" office:value-type="float">
            <text:p>1,5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41" office:value-type="float">
            <text:p>1,6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89" office:value-type="float">
            <text:p>1,6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18" office:value-type="float">
            <text:p>518</text:p>
          </table:table-cell>
          <table:table-cell table:style-name="TL Data"/>
          <table:table-cell ns41:value-type="float" table:style-name="TL Data" office:value="523" office:value-type="float">
            <text:p>523</text:p>
          </table:table-cell>
          <table:table-cell table:style-name="TL Data"/>
          <table:table-cell ns41:value-type="float" table:style-name="TL Data" office:value="523" office:value-type="float">
            <text:p>5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4529" office:value-type="float">
            <text:p>4,529</text:p>
          </table:table-cell>
          <table:table-cell ns41:value-type="float" table:style-name="TL Data" office:value="13564" office:value-type="float">
            <text:p>13,564</text:p>
          </table:table-cell>
          <table:table-cell ns41:value-type="string" table:style-name="TL Data" office:value-type="string">
            <text:p>4.876/2</text:p>
          </table:table-cell>
          <table:table-cell ns41:value-type="string" table:style-name="TL Data" office:value-type="string">
            <text:p>14.577/3</text:p>
          </table:table-cell>
          <table:table-cell ns41:value-type="float" table:style-name="TL Data" office:value="19453" office:value-type="float">
            <text:p>19,4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1" table:style-name="TL Data" table:number-columns-repeated="4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57" office:value-type="float">
            <text:p>3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14" office:value-type="float">
            <text:p>1,3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14" office:value-type="float">
            <text:p>1,3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28" office:value-type="float">
            <text:p>1,4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0" office:value-type="float">
            <text:p>230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7" office:value-type="float">
            <text:p>1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96" office:value-type="float">
            <text:p>4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07" office:value-type="float">
            <text:p>7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1168" office:value-type="float">
            <text:p>1,1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7" office:value-type="float">
            <text:p>3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table:style-name="TL Data"/>
          <table:table-cell ns41:value-type="float" table:style-name="TL Data" office:value="2597" office:value-type="float">
            <text:p>2,5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94" office:value-type="float">
            <text:p>2,7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97" office:value-type="float">
            <text:p>2,7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TL Data" office:value-type="string">
            <text:p>1.06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784" office:value-type="float">
            <text:p>1,7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236" office:value-type="float">
            <text:p>1,23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.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1" office:value-type="float">
            <text:p>1,2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9" office:value-type="float">
            <text:p>1,379</text:p>
          </table:table-cell>
          <table:table-cell ns41:value-type="float" table:style-name="TL Data" office:value="202" office:value-type="float">
            <text:p>202</text:p>
          </table:table-cell>
          <table:table-cell ns41:value-type="string" table:style-name="TL Data" office:value-type="string">
            <text:p>1.403/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08" office:value-type="float">
            <text:p>1,6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4" office:value-type="float">
            <text:p>5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63" office:value-type="float">
            <text:p>8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674" office:value-type="float">
            <text:p>1,674</text:p>
          </table:table-cell>
          <table:table-cell table:style-name="TL Data"/>
          <table:table-cell ns41:value-type="float" table:style-name="TL Data" office:value="1706" office:value-type="float">
            <text:p>1,706</text:p>
          </table:table-cell>
          <table:table-cell table:style-name="TL Data"/>
          <table:table-cell ns41:value-type="float" table:style-name="TL Data" office:value="1706" office:value-type="float">
            <text:p>1,7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ipers, k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31" office:value-type="float">
            <text:p>431</text:p>
          </table:table-cell>
          <table:table-cell table:style-name="TL Data"/>
          <table:table-cell ns41:value-type="float" table:style-name="TL Data" office:value="453" office:value-type="float">
            <text:p>453</text:p>
          </table:table-cell>
          <table:table-cell table:style-name="TL Data"/>
          <table:table-cell ns41:value-type="float" table:style-name="TL Data" office:value="453" office:value-type="float">
            <text:p>4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6348" office:value-type="float">
            <text:p>26,348</text:p>
          </table:table-cell>
          <table:table-cell ns41:value-type="float" table:style-name="TL Data" office:value="6935" office:value-type="float">
            <text:p>6,935</text:p>
          </table:table-cell>
          <table:table-cell ns41:value-type="float" table:style-name="TL Data" office:value="27412" office:value-type="float">
            <text:p>27,412</text:p>
          </table:table-cell>
          <table:table-cell ns41:value-type="float" table:style-name="TL Data" office:value="7517" office:value-type="float">
            <text:p>7,517</text:p>
          </table:table-cell>
          <table:table-cell ns41:value-type="float" table:style-name="TL Data" office:value="34929" office:value-type="float">
            <text:p>34,9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1" table:style-name="TL Data" table:number-columns-repeated="4" office:value-type="float">
            <text:p>2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ker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8" table:style-name="TL Data" table:number-columns-repeated="3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510" office:value-type="float">
            <text:p>1,5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2" office:value-type="float">
            <text:p>1,5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3" office:value-type="float">
            <text:p>1,5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65" office:value-type="float">
            <text:p>4,0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73" office:value-type="float">
            <text:p>4,273</text:p>
          </table:table-cell>
          <table:table-cell ns41:value-type="float" table:style-name="TL Data" office:value="4276" office:value-type="float">
            <text:p>4,2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52" office:value-type="float">
            <text:p>7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1" office:value-type="float">
            <text:p>5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2" office:value-type="float">
            <text:p>1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4" office:value-type="float">
            <text:p>4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9" office:value-type="float">
            <text:p>419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861" office:value-type="float">
            <text:p>8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4" office:value-type="float">
            <text:p>6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u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lder (huis-), glazenmak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0" office:value-type="float">
            <text:p>9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87" office:value-type="float">
            <text:p>1,2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91" office:value-type="float">
            <text:p>1,2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2444" office:value-type="float">
            <text:p>2,4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10" office:value-type="float">
            <text:p>2,6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22" office:value-type="float">
            <text:p>2,6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10931" office:value-type="float">
            <text:p>10,931</text:p>
          </table:table-cell>
          <table:table-cell ns41:value-type="float" table:style-name="TL Data" office:value="9574" office:value-type="float">
            <text:p>9,574</text:p>
          </table:table-cell>
          <table:table-cell ns41:value-type="float" table:style-name="TL Data" office:value="4718" office:value-type="float">
            <text:p>4,718</text:p>
          </table:table-cell>
          <table:table-cell ns41:value-type="float" table:style-name="TL Data" office:value="4057" office:value-type="float">
            <text:p>4,057</text:p>
          </table:table-cell>
          <table:table-cell ns41:value-type="float" table:style-name="TL Data" office:value="4880" office:value-type="float">
            <text:p>4,880</text:p>
          </table:table-cell>
          <table:table-cell ns41:value-type="float" table:style-name="TL Data" office:value="3536" office:value-type="float">
            <text:p>3,536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0938" office:value-type="float">
            <text:p>20,938</text:p>
          </table:table-cell>
          <table:table-cell ns41:value-type="float" table:style-name="TL Data" office:value="17439" office:value-type="float">
            <text:p>17,439</text:p>
          </table:table-cell>
          <table:table-cell ns41:value-type="float" table:style-name="TL Data" office:value="38377" office:value-type="float">
            <text:p>38,3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76" office:value-type="float">
            <text:p>6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76" office:value-type="float">
            <text:p>7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95" office:value-type="float">
            <text:p>2,59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815" office:value-type="float">
            <text:p>2,815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3436" office:value-type="float">
            <text:p>3,4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6" office:value-type="float">
            <text:p>3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23" office:value-type="float">
            <text:p>1,5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3494" office:value-type="float">
            <text:p>3,4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18" office:value-type="float">
            <text:p>3,6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21" office:value-type="float">
            <text:p>3,6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3" office:value-type="float">
            <text:p>5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5" office:value-type="float">
            <text:p>6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6" office:value-type="float">
            <text:p>1,3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33" office:value-type="float">
            <text:p>1,3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50" office:value-type="float">
            <text:p>1,3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31341" office:value-type="float">
            <text:p>31,341</text:p>
          </table:table-cell>
          <table:table-cell ns41:value-type="float" table:style-name="TL Data" office:value="31720" office:value-type="float">
            <text:p>31,720</text:p>
          </table:table-cell>
          <table:table-cell ns41:value-type="float" table:style-name="TL Data" office:value="3297" office:value-type="float">
            <text:p>3,297</text:p>
          </table:table-cell>
          <table:table-cell ns41:value-type="float" table:style-name="TL Data" office:value="3879" office:value-type="float">
            <text:p>3,879</text:p>
          </table:table-cell>
          <table:table-cell ns41:value-type="float" table:style-name="TL Data" office:value="6890" office:value-type="float">
            <text:p>6,890</text:p>
          </table:table-cell>
          <table:table-cell ns41:value-type="float" table:style-name="TL Data" office:value="9532" office:value-type="float">
            <text:p>9,532</text:p>
          </table:table-cell>
          <table:table-cell ns41:value-type="float" table:style-name="TL Data" office:value="11476" office:value-type="float">
            <text:p>11,476</text:p>
          </table:table-cell>
          <table:table-cell ns41:value-type="float" table:style-name="TL Data" office:value="80895" office:value-type="float">
            <text:p>80,895</text:p>
          </table:table-cell>
          <table:table-cell ns41:value-type="string" table:style-name="TL Data" office:value-type="string">
            <text:p>53.008/1</text:p>
          </table:table-cell>
          <table:table-cell ns41:value-type="string" table:style-name="TL Data" office:value-type="string">
            <text:p>126.059/2</text:p>
          </table:table-cell>
          <table:table-cell ns41:value-type="float" table:style-name="TL Data" office:value="179067" office:value-type="float">
            <text:p>179,0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676" office:value-type="float">
            <text:p>42,676</text:p>
          </table:table-cell>
          <table:table-cell ns41:value-type="float" table:style-name="TL Data" office:value="41614" office:value-type="float">
            <text:p>41,614</text:p>
          </table:table-cell>
          <table:table-cell ns41:value-type="float" table:style-name="TL Data" office:value="8479" office:value-type="float">
            <text:p>8,479</text:p>
          </table:table-cell>
          <table:table-cell ns41:value-type="float" table:style-name="TL Data" office:value="8204" office:value-type="float">
            <text:p>8,204</text:p>
          </table:table-cell>
          <table:table-cell ns41:value-type="float" table:style-name="TL Data" office:value="16247" office:value-type="float">
            <text:p>16,247</text:p>
          </table:table-cell>
          <table:table-cell ns41:value-type="float" table:style-name="TL Data" office:value="15465" office:value-type="float">
            <text:p>15,465</text:p>
          </table:table-cell>
          <table:table-cell ns41:value-type="float" table:style-name="TL Data" office:value="118602" office:value-type="float">
            <text:p>118,602</text:p>
          </table:table-cell>
          <table:table-cell ns41:value-type="float" table:style-name="TL Data" office:value="119386" office:value-type="float">
            <text:p>119,386</text:p>
          </table:table-cell>
          <table:table-cell ns41:value-type="string" table:style-name="TL Data" office:value-type="string">
            <text:p>186.01</text:p>
          </table:table-cell>
          <table:table-cell ns41:value-type="float" table:style-name="TL Data" office:value="184706" office:value-type="float">
            <text:p>184,706</text:p>
          </table:table-cell>
          <table:table-cell ns41:value-type="float" table:style-name="TL Data" office:value="370716" office:value-type="float">
            <text:p>370,7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Metadata" office:value-type="string">
            <text:p>1. De knechts en leerlingen zijn onder de beroepen begrepen.</text:p>
          </table:table-cell>
          <table:table-cell table:style-name="ce10" table:number-columns-repeated="12"/>
          <table:table-cell table:style-name="ce47"/>
          <table:table-cell table:number-columns-repeated="1010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10" table:default-cell-style-name="Default" table:number-columns-repeated="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 table:number-columns-repeated="3"/>
        <table:table-column table:style-name="co10" table:default-cell-style-name="Default" table:number-columns-repeated="1016"/>
        <table:table-row table:style-name="ro4">
          <table:table-cell table:style-name="ce60"/>
          <table:table-cell/>
          <table:table-cell table:style-name="ce6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TL Metadata" table:number-columns-repeated="5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22449" office:value-type="float">
            <text:p>224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1" office:value-type="float">
            <text:p>380468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0" office:value-type="float">
            <text:p>224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2" office:value-type="float">
            <text:p>380468005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1" office:value-type="float">
            <text:p>224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3" office:value-type="float">
            <text:p>380468005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2" office:value-type="float">
            <text:p>224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4" office:value-type="float">
            <text:p>380468005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3" office:value-type="float">
            <text:p>224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5" office:value-type="float">
            <text:p>380468005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4" office:value-type="float">
            <text:p>224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6" office:value-type="float">
            <text:p>380468005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5" office:value-type="float">
            <text:p>224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7" office:value-type="float">
            <text:p>380468005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6" office:value-type="float">
            <text:p>224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8" office:value-type="float">
            <text:p>380468005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7" office:value-type="float">
            <text:p>224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09" office:value-type="float">
            <text:p>380468005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8" office:value-type="float">
            <text:p>224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0" office:value-type="float">
            <text:p>380468005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59" office:value-type="float">
            <text:p>224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1" office:value-type="float">
            <text:p>380468005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0" office:value-type="float">
            <text:p>224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2" office:value-type="float">
            <text:p>380468005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1" office:value-type="float">
            <text:p>224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3" office:value-type="float">
            <text:p>380468005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2" office:value-type="float">
            <text:p>224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4" office:value-type="float">
            <text:p>380468005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3" office:value-type="float">
            <text:p>224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5" office:value-type="float">
            <text:p>380468005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4" office:value-type="float">
            <text:p>224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6" office:value-type="float">
            <text:p>380468005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5" office:value-type="float">
            <text:p>224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7" office:value-type="float">
            <text:p>380468005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6" office:value-type="float">
            <text:p>224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8" office:value-type="float">
            <text:p>380468005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7" office:value-type="float">
            <text:p>224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19" office:value-type="float">
            <text:p>380468005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8" office:value-type="float">
            <text:p>224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0" office:value-type="float">
            <text:p>380468005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69" office:value-type="float">
            <text:p>224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1" office:value-type="float">
            <text:p>380468005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0" office:value-type="float">
            <text:p>224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2" office:value-type="float">
            <text:p>380468005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1" office:value-type="float">
            <text:p>224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3" office:value-type="float">
            <text:p>380468005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2" office:value-type="float">
            <text:p>224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4" office:value-type="float">
            <text:p>380468005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3" office:value-type="float">
            <text:p>224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5" office:value-type="float">
            <text:p>380468005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4" office:value-type="float">
            <text:p>224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6" office:value-type="float">
            <text:p>380468005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5" office:value-type="float">
            <text:p>224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7" office:value-type="float">
            <text:p>380468005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6" office:value-type="float">
            <text:p>224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8" office:value-type="float">
            <text:p>380468005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7" office:value-type="float">
            <text:p>224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29" office:value-type="float">
            <text:p>380468005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8" office:value-type="float">
            <text:p>224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0" office:value-type="float">
            <text:p>380468005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79" office:value-type="float">
            <text:p>224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1" office:value-type="float">
            <text:p>380468005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0" office:value-type="float">
            <text:p>224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2" office:value-type="float">
            <text:p>380468005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1" office:value-type="float">
            <text:p>224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3" office:value-type="float">
            <text:p>380468005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2" office:value-type="float">
            <text:p>224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4" office:value-type="float">
            <text:p>380468005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3" office:value-type="float">
            <text:p>224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5" office:value-type="float">
            <text:p>380468005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4" office:value-type="float">
            <text:p>224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6" office:value-type="float">
            <text:p>380468005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5" office:value-type="float">
            <text:p>224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7" office:value-type="float">
            <text:p>380468005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6" office:value-type="float">
            <text:p>224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8" office:value-type="float">
            <text:p>380468005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7" office:value-type="float">
            <text:p>224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39" office:value-type="float">
            <text:p>380468005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8" office:value-type="float">
            <text:p>224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0" office:value-type="float">
            <text:p>380468005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89" office:value-type="float">
            <text:p>224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1" office:value-type="float">
            <text:p>380468005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0" office:value-type="float">
            <text:p>224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2" office:value-type="float">
            <text:p>380468005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1" office:value-type="float">
            <text:p>224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3" office:value-type="float">
            <text:p>380468005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2" office:value-type="float">
            <text:p>224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4" office:value-type="float">
            <text:p>380468005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3" office:value-type="float">
            <text:p>224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5" office:value-type="float">
            <text:p>380468005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4" office:value-type="float">
            <text:p>224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6" office:value-type="float">
            <text:p>380468005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5" office:value-type="float">
            <text:p>224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7" office:value-type="float">
            <text:p>380468005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6" office:value-type="float">
            <text:p>224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8" office:value-type="float">
            <text:p>380468005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7" office:value-type="float">
            <text:p>224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49" office:value-type="float">
            <text:p>380468005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8" office:value-type="float">
            <text:p>224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50" office:value-type="float">
            <text:p>380468005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499" office:value-type="float">
            <text:p>224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51" office:value-type="float">
            <text:p>380468005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0" office:value-type="float">
            <text:p>225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52" office:value-type="float">
            <text:p>380468005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1" office:value-type="float">
            <text:p>225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601053" office:value-type="float">
            <text:p>380468005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2" office:value-type="float">
            <text:p>225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1" office:value-type="float">
            <text:p>380468005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3" office:value-type="float">
            <text:p>225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2" office:value-type="float">
            <text:p>380468005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4" office:value-type="float">
            <text:p>225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3" office:value-type="float">
            <text:p>380468005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5" office:value-type="float">
            <text:p>225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4" office:value-type="float">
            <text:p>380468005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6" office:value-type="float">
            <text:p>225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5" office:value-type="float">
            <text:p>380468005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7" office:value-type="float">
            <text:p>225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6" office:value-type="float">
            <text:p>380468005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8" office:value-type="float">
            <text:p>225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7" office:value-type="float">
            <text:p>380468005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09" office:value-type="float">
            <text:p>225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8" office:value-type="float">
            <text:p>380468005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0" office:value-type="float">
            <text:p>225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09" office:value-type="float">
            <text:p>380468005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1" office:value-type="float">
            <text:p>225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0" office:value-type="float">
            <text:p>380468005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2" office:value-type="float">
            <text:p>225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1" office:value-type="float">
            <text:p>380468005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3" office:value-type="float">
            <text:p>225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2" office:value-type="float">
            <text:p>380468005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4" office:value-type="float">
            <text:p>225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3" office:value-type="float">
            <text:p>380468005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5" office:value-type="float">
            <text:p>225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4" office:value-type="float">
            <text:p>380468005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6" office:value-type="float">
            <text:p>225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5" office:value-type="float">
            <text:p>380468005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7" office:value-type="float">
            <text:p>225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6" office:value-type="float">
            <text:p>380468005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8" office:value-type="float">
            <text:p>225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7" office:value-type="float">
            <text:p>380468005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19" office:value-type="float">
            <text:p>225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8" office:value-type="float">
            <text:p>380468005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0" office:value-type="float">
            <text:p>225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19" office:value-type="float">
            <text:p>380468005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1" office:value-type="float">
            <text:p>225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0" office:value-type="float">
            <text:p>380468005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2" office:value-type="float">
            <text:p>225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1" office:value-type="float">
            <text:p>380468005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3" office:value-type="float">
            <text:p>225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2" office:value-type="float">
            <text:p>380468005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4" office:value-type="float">
            <text:p>225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3" office:value-type="float">
            <text:p>380468005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5" office:value-type="float">
            <text:p>225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4" office:value-type="float">
            <text:p>380468005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6" office:value-type="float">
            <text:p>225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5" office:value-type="float">
            <text:p>380468005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7" office:value-type="float">
            <text:p>225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6" office:value-type="float">
            <text:p>380468005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8" office:value-type="float">
            <text:p>225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7" office:value-type="float">
            <text:p>380468005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29" office:value-type="float">
            <text:p>225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8" office:value-type="float">
            <text:p>380468005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0" office:value-type="float">
            <text:p>225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29" office:value-type="float">
            <text:p>380468005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1" office:value-type="float">
            <text:p>225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0" office:value-type="float">
            <text:p>380468005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2" office:value-type="float">
            <text:p>225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1" office:value-type="float">
            <text:p>380468005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3" office:value-type="float">
            <text:p>225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2" office:value-type="float">
            <text:p>380468005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4" office:value-type="float">
            <text:p>225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3" office:value-type="float">
            <text:p>380468005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5" office:value-type="float">
            <text:p>225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4" office:value-type="float">
            <text:p>380468005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6" office:value-type="float">
            <text:p>225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5" office:value-type="float">
            <text:p>380468005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7" office:value-type="float">
            <text:p>225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6" office:value-type="float">
            <text:p>380468005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8" office:value-type="float">
            <text:p>225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7" office:value-type="float">
            <text:p>380468005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39" office:value-type="float">
            <text:p>225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8" office:value-type="float">
            <text:p>380468005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0" office:value-type="float">
            <text:p>225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39" office:value-type="float">
            <text:p>380468005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1" office:value-type="float">
            <text:p>225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0" office:value-type="float">
            <text:p>380468005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2" office:value-type="float">
            <text:p>225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1" office:value-type="float">
            <text:p>380468005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3" office:value-type="float">
            <text:p>225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2" office:value-type="float">
            <text:p>380468005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4" office:value-type="float">
            <text:p>225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3" office:value-type="float">
            <text:p>380468005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5" office:value-type="float">
            <text:p>225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4" office:value-type="float">
            <text:p>380468005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6" office:value-type="float">
            <text:p>225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5" office:value-type="float">
            <text:p>380468005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7" office:value-type="float">
            <text:p>225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6" office:value-type="float">
            <text:p>380468005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8" office:value-type="float">
            <text:p>225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7" office:value-type="float">
            <text:p>380468005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49" office:value-type="float">
            <text:p>225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8" office:value-type="float">
            <text:p>380468005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0" office:value-type="float">
            <text:p>225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49" office:value-type="float">
            <text:p>380468005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1" office:value-type="float">
            <text:p>225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50" office:value-type="float">
            <text:p>380468005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2" office:value-type="float">
            <text:p>225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8005701051" office:value-type="float">
            <text:p>380468005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3" office:value-type="float">
            <text:p>225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1" office:value-type="float">
            <text:p>380469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4" office:value-type="float">
            <text:p>225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2" office:value-type="float">
            <text:p>380469005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5" office:value-type="float">
            <text:p>225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3" office:value-type="float">
            <text:p>380469005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6" office:value-type="float">
            <text:p>225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4" office:value-type="float">
            <text:p>380469005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7" office:value-type="float">
            <text:p>225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5" office:value-type="float">
            <text:p>380469005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8" office:value-type="float">
            <text:p>225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6" office:value-type="float">
            <text:p>380469005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59" office:value-type="float">
            <text:p>225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7" office:value-type="float">
            <text:p>380469005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0" office:value-type="float">
            <text:p>225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8" office:value-type="float">
            <text:p>380469005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1" office:value-type="float">
            <text:p>225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09" office:value-type="float">
            <text:p>380469005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2" office:value-type="float">
            <text:p>225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0" office:value-type="float">
            <text:p>380469005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3" office:value-type="float">
            <text:p>225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1" office:value-type="float">
            <text:p>380469005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4" office:value-type="float">
            <text:p>225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2" office:value-type="float">
            <text:p>380469005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5" office:value-type="float">
            <text:p>225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3" office:value-type="float">
            <text:p>380469005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6" office:value-type="float">
            <text:p>225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4" office:value-type="float">
            <text:p>380469005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7" office:value-type="float">
            <text:p>225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5" office:value-type="float">
            <text:p>380469005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8" office:value-type="float">
            <text:p>225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6" office:value-type="float">
            <text:p>380469005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69" office:value-type="float">
            <text:p>225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7" office:value-type="float">
            <text:p>380469005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0" office:value-type="float">
            <text:p>225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8" office:value-type="float">
            <text:p>380469005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1" office:value-type="float">
            <text:p>225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19" office:value-type="float">
            <text:p>380469005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2" office:value-type="float">
            <text:p>225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0" office:value-type="float">
            <text:p>380469005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3" office:value-type="float">
            <text:p>225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1" office:value-type="float">
            <text:p>380469005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4" office:value-type="float">
            <text:p>225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2" office:value-type="float">
            <text:p>380469005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5" office:value-type="float">
            <text:p>225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3" office:value-type="float">
            <text:p>380469005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6" office:value-type="float">
            <text:p>225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4" office:value-type="float">
            <text:p>380469005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7" office:value-type="float">
            <text:p>225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5" office:value-type="float">
            <text:p>380469005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8" office:value-type="float">
            <text:p>225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6" office:value-type="float">
            <text:p>380469005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79" office:value-type="float">
            <text:p>225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7" office:value-type="float">
            <text:p>380469005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0" office:value-type="float">
            <text:p>225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8" office:value-type="float">
            <text:p>380469005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1" office:value-type="float">
            <text:p>225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29" office:value-type="float">
            <text:p>380469005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2" office:value-type="float">
            <text:p>225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0" office:value-type="float">
            <text:p>380469005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3" office:value-type="float">
            <text:p>225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1" office:value-type="float">
            <text:p>380469005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4" office:value-type="float">
            <text:p>225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2" office:value-type="float">
            <text:p>380469005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5" office:value-type="float">
            <text:p>225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3" office:value-type="float">
            <text:p>380469005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6" office:value-type="float">
            <text:p>225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4" office:value-type="float">
            <text:p>380469005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7" office:value-type="float">
            <text:p>225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5" office:value-type="float">
            <text:p>380469005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8" office:value-type="float">
            <text:p>225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6" office:value-type="float">
            <text:p>380469005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89" office:value-type="float">
            <text:p>225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7" office:value-type="float">
            <text:p>380469005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0" office:value-type="float">
            <text:p>225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8" office:value-type="float">
            <text:p>380469005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1" office:value-type="float">
            <text:p>225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39" office:value-type="float">
            <text:p>380469005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2" office:value-type="float">
            <text:p>225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0" office:value-type="float">
            <text:p>380469005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3" office:value-type="float">
            <text:p>225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1" office:value-type="float">
            <text:p>380469005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4" office:value-type="float">
            <text:p>225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2" office:value-type="float">
            <text:p>380469005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5" office:value-type="float">
            <text:p>225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3" office:value-type="float">
            <text:p>380469005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6" office:value-type="float">
            <text:p>225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4" office:value-type="float">
            <text:p>380469005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7" office:value-type="float">
            <text:p>225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5" office:value-type="float">
            <text:p>380469005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8" office:value-type="float">
            <text:p>225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6" office:value-type="float">
            <text:p>380469005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599" office:value-type="float">
            <text:p>225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7" office:value-type="float">
            <text:p>380469005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0" office:value-type="float">
            <text:p>226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8" office:value-type="float">
            <text:p>380469005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1" office:value-type="float">
            <text:p>226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49" office:value-type="float">
            <text:p>380469005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2" office:value-type="float">
            <text:p>226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50" office:value-type="float">
            <text:p>380469005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3" office:value-type="float">
            <text:p>226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51" office:value-type="float">
            <text:p>380469005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4" office:value-type="float">
            <text:p>226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801052" office:value-type="float">
            <text:p>380469005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5" office:value-type="float">
            <text:p>226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1" office:value-type="float">
            <text:p>380469005901001</text:p>
          </table:table-cell>
          <table:table-cell ns41:value-type="string" table:style-name="TL Metadata" office:value-type="string">
            <text:p>3804690059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6" office:value-type="float">
            <text:p>226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2" office:value-type="float">
            <text:p>380469005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7" office:value-type="float">
            <text:p>226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3" office:value-type="float">
            <text:p>380469005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8" office:value-type="float">
            <text:p>226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4" office:value-type="float">
            <text:p>380469005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09" office:value-type="float">
            <text:p>226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5" office:value-type="float">
            <text:p>380469005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0" office:value-type="float">
            <text:p>226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6" office:value-type="float">
            <text:p>380469005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1" office:value-type="float">
            <text:p>226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7" office:value-type="float">
            <text:p>380469005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2" office:value-type="float">
            <text:p>226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8" office:value-type="float">
            <text:p>380469005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3" office:value-type="float">
            <text:p>226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09" office:value-type="float">
            <text:p>380469005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4" office:value-type="float">
            <text:p>226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0" office:value-type="float">
            <text:p>380469005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5" office:value-type="float">
            <text:p>226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1" office:value-type="float">
            <text:p>380469005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6" office:value-type="float">
            <text:p>226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2" office:value-type="float">
            <text:p>380469005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7" office:value-type="float">
            <text:p>226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3" office:value-type="float">
            <text:p>380469005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8" office:value-type="float">
            <text:p>226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4" office:value-type="float">
            <text:p>380469005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19" office:value-type="float">
            <text:p>226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5" office:value-type="float">
            <text:p>380469005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0" office:value-type="float">
            <text:p>226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6" office:value-type="float">
            <text:p>380469005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1" office:value-type="float">
            <text:p>226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7" office:value-type="float">
            <text:p>380469005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2" office:value-type="float">
            <text:p>226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8" office:value-type="float">
            <text:p>380469005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3" office:value-type="float">
            <text:p>226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19" office:value-type="float">
            <text:p>380469005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4" office:value-type="float">
            <text:p>226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0" office:value-type="float">
            <text:p>380469005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5" office:value-type="float">
            <text:p>226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1" office:value-type="float">
            <text:p>380469005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6" office:value-type="float">
            <text:p>226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2" office:value-type="float">
            <text:p>380469005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7" office:value-type="float">
            <text:p>226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3" office:value-type="float">
            <text:p>380469005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8" office:value-type="float">
            <text:p>226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5" office:value-type="float">
            <text:p>380469005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29" office:value-type="float">
            <text:p>226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6" office:value-type="float">
            <text:p>380469005901026</text:p>
          </table:table-cell>
          <table:table-cell ns41:value-type="string" table:style-name="TL Metadata" office:value-type="string">
            <text:p>3804690059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0" office:value-type="float">
            <text:p>226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7" office:value-type="float">
            <text:p>380469005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1" office:value-type="float">
            <text:p>226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8" office:value-type="float">
            <text:p>380469005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2" office:value-type="float">
            <text:p>226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29" office:value-type="float">
            <text:p>380469005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3" office:value-type="float">
            <text:p>226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0" office:value-type="float">
            <text:p>380469005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4" office:value-type="float">
            <text:p>226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1" office:value-type="float">
            <text:p>380469005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5" office:value-type="float">
            <text:p>226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2" office:value-type="float">
            <text:p>380469005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6" office:value-type="float">
            <text:p>226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3" office:value-type="float">
            <text:p>380469005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7" office:value-type="float">
            <text:p>226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4" office:value-type="float">
            <text:p>380469005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8" office:value-type="float">
            <text:p>226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5" office:value-type="float">
            <text:p>380469005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39" office:value-type="float">
            <text:p>226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6" office:value-type="float">
            <text:p>380469005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0" office:value-type="float">
            <text:p>226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7" office:value-type="float">
            <text:p>380469005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1" office:value-type="float">
            <text:p>226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8" office:value-type="float">
            <text:p>380469005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2" office:value-type="float">
            <text:p>226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39" office:value-type="float">
            <text:p>380469005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3" office:value-type="float">
            <text:p>226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0" office:value-type="float">
            <text:p>380469005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4" office:value-type="float">
            <text:p>226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1" office:value-type="float">
            <text:p>380469005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5" office:value-type="float">
            <text:p>226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2" office:value-type="float">
            <text:p>380469005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6" office:value-type="float">
            <text:p>226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3" office:value-type="float">
            <text:p>380469005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7" office:value-type="float">
            <text:p>226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4" office:value-type="float">
            <text:p>380469005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8" office:value-type="float">
            <text:p>226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5" office:value-type="float">
            <text:p>380469005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49" office:value-type="float">
            <text:p>226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6" office:value-type="float">
            <text:p>380469005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0" office:value-type="float">
            <text:p>226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7" office:value-type="float">
            <text:p>380469005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1" office:value-type="float">
            <text:p>226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8" office:value-type="float">
            <text:p>380469005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2" office:value-type="float">
            <text:p>226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49" office:value-type="float">
            <text:p>380469005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3" office:value-type="float">
            <text:p>226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69005901050" office:value-type="float">
            <text:p>380469005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4" office:value-type="float">
            <text:p>226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1" office:value-type="float">
            <text:p>380470006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5" office:value-type="float">
            <text:p>226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2" office:value-type="float">
            <text:p>380470006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6" office:value-type="float">
            <text:p>226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3" office:value-type="float">
            <text:p>380470006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7" office:value-type="float">
            <text:p>226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4" office:value-type="float">
            <text:p>380470006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8" office:value-type="float">
            <text:p>226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5" office:value-type="float">
            <text:p>380470006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59" office:value-type="float">
            <text:p>226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6" office:value-type="float">
            <text:p>380470006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0" office:value-type="float">
            <text:p>226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7" office:value-type="float">
            <text:p>380470006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1" office:value-type="float">
            <text:p>226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8" office:value-type="float">
            <text:p>380470006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2" office:value-type="float">
            <text:p>226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09" office:value-type="float">
            <text:p>380470006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3" office:value-type="float">
            <text:p>226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0" office:value-type="float">
            <text:p>380470006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4" office:value-type="float">
            <text:p>226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1" office:value-type="float">
            <text:p>380470006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5" office:value-type="float">
            <text:p>226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2" office:value-type="float">
            <text:p>380470006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6" office:value-type="float">
            <text:p>226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3" office:value-type="float">
            <text:p>380470006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7" office:value-type="float">
            <text:p>226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4" office:value-type="float">
            <text:p>380470006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8" office:value-type="float">
            <text:p>226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5" office:value-type="float">
            <text:p>380470006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69" office:value-type="float">
            <text:p>226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6" office:value-type="float">
            <text:p>380470006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0" office:value-type="float">
            <text:p>226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7" office:value-type="float">
            <text:p>380470006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1" office:value-type="float">
            <text:p>226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8" office:value-type="float">
            <text:p>380470006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2" office:value-type="float">
            <text:p>226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19" office:value-type="float">
            <text:p>380470006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3" office:value-type="float">
            <text:p>226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0" office:value-type="float">
            <text:p>380470006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4" office:value-type="float">
            <text:p>226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1" office:value-type="float">
            <text:p>380470006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5" office:value-type="float">
            <text:p>226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2" office:value-type="float">
            <text:p>380470006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6" office:value-type="float">
            <text:p>226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3" office:value-type="float">
            <text:p>380470006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7" office:value-type="float">
            <text:p>226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4" office:value-type="float">
            <text:p>380470006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8" office:value-type="float">
            <text:p>226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5" office:value-type="float">
            <text:p>380470006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79" office:value-type="float">
            <text:p>226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6" office:value-type="float">
            <text:p>380470006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0" office:value-type="float">
            <text:p>226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7" office:value-type="float">
            <text:p>380470006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1" office:value-type="float">
            <text:p>226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8" office:value-type="float">
            <text:p>380470006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2" office:value-type="float">
            <text:p>226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29" office:value-type="float">
            <text:p>380470006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3" office:value-type="float">
            <text:p>226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0" office:value-type="float">
            <text:p>380470006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4" office:value-type="float">
            <text:p>226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1" office:value-type="float">
            <text:p>380470006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5" office:value-type="float">
            <text:p>226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2" office:value-type="float">
            <text:p>380470006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6" office:value-type="float">
            <text:p>226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3" office:value-type="float">
            <text:p>380470006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7" office:value-type="float">
            <text:p>226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4" office:value-type="float">
            <text:p>380470006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8" office:value-type="float">
            <text:p>226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5" office:value-type="float">
            <text:p>380470006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89" office:value-type="float">
            <text:p>226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6" office:value-type="float">
            <text:p>380470006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0" office:value-type="float">
            <text:p>226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7" office:value-type="float">
            <text:p>380470006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1" office:value-type="float">
            <text:p>226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8" office:value-type="float">
            <text:p>380470006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2" office:value-type="float">
            <text:p>226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39" office:value-type="float">
            <text:p>380470006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3" office:value-type="float">
            <text:p>226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0" office:value-type="float">
            <text:p>380470006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4" office:value-type="float">
            <text:p>226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1" office:value-type="float">
            <text:p>380470006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5" office:value-type="float">
            <text:p>226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2" office:value-type="float">
            <text:p>380470006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6" office:value-type="float">
            <text:p>226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3" office:value-type="float">
            <text:p>380470006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7" office:value-type="float">
            <text:p>226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4" office:value-type="float">
            <text:p>380470006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8" office:value-type="float">
            <text:p>226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5" office:value-type="float">
            <text:p>380470006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699" office:value-type="float">
            <text:p>226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6" office:value-type="float">
            <text:p>380470006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0" office:value-type="float">
            <text:p>227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7" office:value-type="float">
            <text:p>380470006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1" office:value-type="float">
            <text:p>227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8" office:value-type="float">
            <text:p>380470006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2" office:value-type="float">
            <text:p>227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49" office:value-type="float">
            <text:p>380470006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3" office:value-type="float">
            <text:p>227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50" office:value-type="float">
            <text:p>380470006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4" office:value-type="float">
            <text:p>227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51" office:value-type="float">
            <text:p>380470006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5" office:value-type="float">
            <text:p>227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001052" office:value-type="float">
            <text:p>380470006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6" office:value-type="float">
            <text:p>227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1" office:value-type="float">
            <text:p>380470006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7" office:value-type="float">
            <text:p>227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2" office:value-type="float">
            <text:p>380470006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8" office:value-type="float">
            <text:p>227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3" office:value-type="float">
            <text:p>380470006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09" office:value-type="float">
            <text:p>227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4" office:value-type="float">
            <text:p>380470006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0" office:value-type="float">
            <text:p>227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5" office:value-type="float">
            <text:p>380470006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1" office:value-type="float">
            <text:p>227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6" office:value-type="float">
            <text:p>380470006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2" office:value-type="float">
            <text:p>227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7" office:value-type="float">
            <text:p>380470006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3" office:value-type="float">
            <text:p>227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8" office:value-type="float">
            <text:p>380470006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4" office:value-type="float">
            <text:p>227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09" office:value-type="float">
            <text:p>380470006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5" office:value-type="float">
            <text:p>227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0" office:value-type="float">
            <text:p>380470006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6" office:value-type="float">
            <text:p>227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1" office:value-type="float">
            <text:p>380470006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7" office:value-type="float">
            <text:p>227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2" office:value-type="float">
            <text:p>380470006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8" office:value-type="float">
            <text:p>227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3" office:value-type="float">
            <text:p>380470006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19" office:value-type="float">
            <text:p>227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4" office:value-type="float">
            <text:p>380470006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0" office:value-type="float">
            <text:p>227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5" office:value-type="float">
            <text:p>380470006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1" office:value-type="float">
            <text:p>227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6" office:value-type="float">
            <text:p>380470006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2" office:value-type="float">
            <text:p>227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7" office:value-type="float">
            <text:p>380470006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3" office:value-type="float">
            <text:p>227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8" office:value-type="float">
            <text:p>380470006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4" office:value-type="float">
            <text:p>227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19" office:value-type="float">
            <text:p>380470006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5" office:value-type="float">
            <text:p>227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0" office:value-type="float">
            <text:p>380470006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6" office:value-type="float">
            <text:p>227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1" office:value-type="float">
            <text:p>380470006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7" office:value-type="float">
            <text:p>227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2" office:value-type="float">
            <text:p>380470006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8" office:value-type="float">
            <text:p>227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3" office:value-type="float">
            <text:p>380470006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29" office:value-type="float">
            <text:p>227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4" office:value-type="float">
            <text:p>380470006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0" office:value-type="float">
            <text:p>227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5" office:value-type="float">
            <text:p>380470006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1" office:value-type="float">
            <text:p>227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6" office:value-type="float">
            <text:p>380470006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2" office:value-type="float">
            <text:p>227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7" office:value-type="float">
            <text:p>380470006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3" office:value-type="float">
            <text:p>227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8" office:value-type="float">
            <text:p>380470006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4" office:value-type="float">
            <text:p>227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29" office:value-type="float">
            <text:p>380470006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5" office:value-type="float">
            <text:p>227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0" office:value-type="float">
            <text:p>380470006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6" office:value-type="float">
            <text:p>227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1" office:value-type="float">
            <text:p>380470006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7" office:value-type="float">
            <text:p>227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2" office:value-type="float">
            <text:p>380470006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8" office:value-type="float">
            <text:p>227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3" office:value-type="float">
            <text:p>380470006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39" office:value-type="float">
            <text:p>227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4" office:value-type="float">
            <text:p>380470006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0" office:value-type="float">
            <text:p>227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5" office:value-type="float">
            <text:p>380470006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1" office:value-type="float">
            <text:p>227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6" office:value-type="float">
            <text:p>380470006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2" office:value-type="float">
            <text:p>227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7" office:value-type="float">
            <text:p>380470006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3" office:value-type="float">
            <text:p>227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0006101038" office:value-type="float">
            <text:p>380470006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4" office:value-type="float">
            <text:p>227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1" office:value-type="float">
            <text:p>380471006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5" office:value-type="float">
            <text:p>227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2" office:value-type="float">
            <text:p>380471006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6" office:value-type="float">
            <text:p>227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3" office:value-type="float">
            <text:p>380471006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7" office:value-type="float">
            <text:p>227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4" office:value-type="float">
            <text:p>380471006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8" office:value-type="float">
            <text:p>227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5" office:value-type="float">
            <text:p>380471006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49" office:value-type="float">
            <text:p>227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6" office:value-type="float">
            <text:p>380471006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0" office:value-type="float">
            <text:p>227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7" office:value-type="float">
            <text:p>380471006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1" office:value-type="float">
            <text:p>227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8" office:value-type="float">
            <text:p>380471006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2" office:value-type="float">
            <text:p>227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09" office:value-type="float">
            <text:p>380471006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3" office:value-type="float">
            <text:p>227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0" office:value-type="float">
            <text:p>380471006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4" office:value-type="float">
            <text:p>227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1" office:value-type="float">
            <text:p>380471006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5" office:value-type="float">
            <text:p>227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2" office:value-type="float">
            <text:p>380471006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6" office:value-type="float">
            <text:p>227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3" office:value-type="float">
            <text:p>380471006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7" office:value-type="float">
            <text:p>227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4" office:value-type="float">
            <text:p>380471006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8" office:value-type="float">
            <text:p>227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5" office:value-type="float">
            <text:p>380471006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59" office:value-type="float">
            <text:p>227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6" office:value-type="float">
            <text:p>380471006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0" office:value-type="float">
            <text:p>227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7" office:value-type="float">
            <text:p>380471006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1" office:value-type="float">
            <text:p>227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8" office:value-type="float">
            <text:p>380471006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2" office:value-type="float">
            <text:p>227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19" office:value-type="float">
            <text:p>380471006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3" office:value-type="float">
            <text:p>227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0" office:value-type="float">
            <text:p>380471006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4" office:value-type="float">
            <text:p>227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1" office:value-type="float">
            <text:p>380471006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5" office:value-type="float">
            <text:p>227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2" office:value-type="float">
            <text:p>380471006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6" office:value-type="float">
            <text:p>227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3" office:value-type="float">
            <text:p>380471006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7" office:value-type="float">
            <text:p>227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4" office:value-type="float">
            <text:p>380471006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8" office:value-type="float">
            <text:p>227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5" office:value-type="float">
            <text:p>380471006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69" office:value-type="float">
            <text:p>227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6" office:value-type="float">
            <text:p>380471006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0" office:value-type="float">
            <text:p>227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7" office:value-type="float">
            <text:p>380471006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1" office:value-type="float">
            <text:p>227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8" office:value-type="float">
            <text:p>380471006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2" office:value-type="float">
            <text:p>227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29" office:value-type="float">
            <text:p>380471006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3" office:value-type="float">
            <text:p>227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0" office:value-type="float">
            <text:p>380471006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4" office:value-type="float">
            <text:p>227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1" office:value-type="float">
            <text:p>380471006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5" office:value-type="float">
            <text:p>227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2" office:value-type="float">
            <text:p>380471006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6" office:value-type="float">
            <text:p>227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3" office:value-type="float">
            <text:p>380471006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7" office:value-type="float">
            <text:p>227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4" office:value-type="float">
            <text:p>380471006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8" office:value-type="float">
            <text:p>227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5" office:value-type="float">
            <text:p>380471006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79" office:value-type="float">
            <text:p>227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6" office:value-type="float">
            <text:p>380471006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0" office:value-type="float">
            <text:p>227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7" office:value-type="float">
            <text:p>380471006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1" office:value-type="float">
            <text:p>227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8" office:value-type="float">
            <text:p>380471006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2" office:value-type="float">
            <text:p>227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39" office:value-type="float">
            <text:p>380471006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3" office:value-type="float">
            <text:p>227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0" office:value-type="float">
            <text:p>380471006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4" office:value-type="float">
            <text:p>227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1" office:value-type="float">
            <text:p>380471006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5" office:value-type="float">
            <text:p>227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2" office:value-type="float">
            <text:p>380471006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6" office:value-type="float">
            <text:p>227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3" office:value-type="float">
            <text:p>380471006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7" office:value-type="float">
            <text:p>227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4" office:value-type="float">
            <text:p>380471006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8" office:value-type="float">
            <text:p>227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5" office:value-type="float">
            <text:p>380471006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89" office:value-type="float">
            <text:p>227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6" office:value-type="float">
            <text:p>380471006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0" office:value-type="float">
            <text:p>227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7" office:value-type="float">
            <text:p>380471006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1" office:value-type="float">
            <text:p>227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8" office:value-type="float">
            <text:p>380471006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2" office:value-type="float">
            <text:p>227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49" office:value-type="float">
            <text:p>380471006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3" office:value-type="float">
            <text:p>227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50" office:value-type="float">
            <text:p>380471006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4" office:value-type="float">
            <text:p>227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51" office:value-type="float">
            <text:p>380471006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5" office:value-type="float">
            <text:p>227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52" office:value-type="float">
            <text:p>380471006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6" office:value-type="float">
            <text:p>227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201053" office:value-type="float">
            <text:p>380471006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7" office:value-type="float">
            <text:p>227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1" office:value-type="float">
            <text:p>380471006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8" office:value-type="float">
            <text:p>227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2" office:value-type="float">
            <text:p>380471006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799" office:value-type="float">
            <text:p>227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3" office:value-type="float">
            <text:p>380471006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0" office:value-type="float">
            <text:p>228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4" office:value-type="float">
            <text:p>380471006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1" office:value-type="float">
            <text:p>228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5" office:value-type="float">
            <text:p>380471006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2" office:value-type="float">
            <text:p>228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6" office:value-type="float">
            <text:p>380471006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3" office:value-type="float">
            <text:p>228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7" office:value-type="float">
            <text:p>380471006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4" office:value-type="float">
            <text:p>228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8" office:value-type="float">
            <text:p>380471006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5" office:value-type="float">
            <text:p>228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09" office:value-type="float">
            <text:p>380471006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6" office:value-type="float">
            <text:p>228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0" office:value-type="float">
            <text:p>380471006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7" office:value-type="float">
            <text:p>228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1" office:value-type="float">
            <text:p>380471006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8" office:value-type="float">
            <text:p>228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2" office:value-type="float">
            <text:p>380471006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09" office:value-type="float">
            <text:p>228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3" office:value-type="float">
            <text:p>380471006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0" office:value-type="float">
            <text:p>228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4" office:value-type="float">
            <text:p>380471006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1" office:value-type="float">
            <text:p>228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5" office:value-type="float">
            <text:p>380471006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2" office:value-type="float">
            <text:p>228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6" office:value-type="float">
            <text:p>380471006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3" office:value-type="float">
            <text:p>228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7" office:value-type="float">
            <text:p>380471006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4" office:value-type="float">
            <text:p>228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8" office:value-type="float">
            <text:p>380471006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5" office:value-type="float">
            <text:p>228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19" office:value-type="float">
            <text:p>380471006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6" office:value-type="float">
            <text:p>228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0" office:value-type="float">
            <text:p>380471006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7" office:value-type="float">
            <text:p>228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1" office:value-type="float">
            <text:p>380471006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8" office:value-type="float">
            <text:p>228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2" office:value-type="float">
            <text:p>380471006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19" office:value-type="float">
            <text:p>228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3" office:value-type="float">
            <text:p>380471006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0" office:value-type="float">
            <text:p>228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4" office:value-type="float">
            <text:p>380471006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1" office:value-type="float">
            <text:p>228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5" office:value-type="float">
            <text:p>380471006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2" office:value-type="float">
            <text:p>228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6" office:value-type="float">
            <text:p>380471006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3" office:value-type="float">
            <text:p>228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7" office:value-type="float">
            <text:p>380471006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4" office:value-type="float">
            <text:p>228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8" office:value-type="float">
            <text:p>380471006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5" office:value-type="float">
            <text:p>228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29" office:value-type="float">
            <text:p>380471006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6" office:value-type="float">
            <text:p>228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0" office:value-type="float">
            <text:p>380471006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7" office:value-type="float">
            <text:p>228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1" office:value-type="float">
            <text:p>380471006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8" office:value-type="float">
            <text:p>228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2" office:value-type="float">
            <text:p>380471006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29" office:value-type="float">
            <text:p>228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3" office:value-type="float">
            <text:p>380471006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0" office:value-type="float">
            <text:p>228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4" office:value-type="float">
            <text:p>380471006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1" office:value-type="float">
            <text:p>228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5" office:value-type="float">
            <text:p>380471006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2" office:value-type="float">
            <text:p>228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6" office:value-type="float">
            <text:p>380471006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3" office:value-type="float">
            <text:p>228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7" office:value-type="float">
            <text:p>380471006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4" office:value-type="float">
            <text:p>228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8" office:value-type="float">
            <text:p>380471006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5" office:value-type="float">
            <text:p>228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39" office:value-type="float">
            <text:p>380471006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6" office:value-type="float">
            <text:p>228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0" office:value-type="float">
            <text:p>380471006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7" office:value-type="float">
            <text:p>228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1" office:value-type="float">
            <text:p>380471006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8" office:value-type="float">
            <text:p>228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2" office:value-type="float">
            <text:p>380471006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39" office:value-type="float">
            <text:p>228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3" office:value-type="float">
            <text:p>380471006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0" office:value-type="float">
            <text:p>228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4" office:value-type="float">
            <text:p>380471006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1" office:value-type="float">
            <text:p>228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5" office:value-type="float">
            <text:p>380471006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2" office:value-type="float">
            <text:p>228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6" office:value-type="float">
            <text:p>380471006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3" office:value-type="float">
            <text:p>228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7" office:value-type="float">
            <text:p>380471006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4" office:value-type="float">
            <text:p>228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8" office:value-type="float">
            <text:p>380471006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5" office:value-type="float">
            <text:p>228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49" office:value-type="float">
            <text:p>380471006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6" office:value-type="float">
            <text:p>228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50" office:value-type="float">
            <text:p>380471006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7" office:value-type="float">
            <text:p>228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1006301051" office:value-type="float">
            <text:p>380471006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8" office:value-type="float">
            <text:p>228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1" office:value-type="float">
            <text:p>380472006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49" office:value-type="float">
            <text:p>228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2" office:value-type="float">
            <text:p>380472006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0" office:value-type="float">
            <text:p>228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3" office:value-type="float">
            <text:p>380472006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1" office:value-type="float">
            <text:p>228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4" office:value-type="float">
            <text:p>380472006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2" office:value-type="float">
            <text:p>228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5" office:value-type="float">
            <text:p>380472006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3" office:value-type="float">
            <text:p>228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6" office:value-type="float">
            <text:p>380472006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4" office:value-type="float">
            <text:p>228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7" office:value-type="float">
            <text:p>380472006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5" office:value-type="float">
            <text:p>228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8" office:value-type="float">
            <text:p>380472006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6" office:value-type="float">
            <text:p>228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09" office:value-type="float">
            <text:p>380472006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7" office:value-type="float">
            <text:p>228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0" office:value-type="float">
            <text:p>380472006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8" office:value-type="float">
            <text:p>228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1" office:value-type="float">
            <text:p>380472006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59" office:value-type="float">
            <text:p>228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2" office:value-type="float">
            <text:p>380472006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0" office:value-type="float">
            <text:p>228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3" office:value-type="float">
            <text:p>380472006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1" office:value-type="float">
            <text:p>228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4" office:value-type="float">
            <text:p>380472006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2" office:value-type="float">
            <text:p>228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5" office:value-type="float">
            <text:p>380472006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3" office:value-type="float">
            <text:p>228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6" office:value-type="float">
            <text:p>380472006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4" office:value-type="float">
            <text:p>228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7" office:value-type="float">
            <text:p>380472006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5" office:value-type="float">
            <text:p>228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8" office:value-type="float">
            <text:p>380472006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6" office:value-type="float">
            <text:p>228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19" office:value-type="float">
            <text:p>380472006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7" office:value-type="float">
            <text:p>228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0" office:value-type="float">
            <text:p>380472006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8" office:value-type="float">
            <text:p>228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1" office:value-type="float">
            <text:p>380472006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69" office:value-type="float">
            <text:p>228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2" office:value-type="float">
            <text:p>380472006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0" office:value-type="float">
            <text:p>228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3" office:value-type="float">
            <text:p>380472006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1" office:value-type="float">
            <text:p>228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4" office:value-type="float">
            <text:p>380472006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2" office:value-type="float">
            <text:p>228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5" office:value-type="float">
            <text:p>380472006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3" office:value-type="float">
            <text:p>228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6" office:value-type="float">
            <text:p>380472006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4" office:value-type="float">
            <text:p>228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7" office:value-type="float">
            <text:p>380472006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5" office:value-type="float">
            <text:p>228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8" office:value-type="float">
            <text:p>380472006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6" office:value-type="float">
            <text:p>228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29" office:value-type="float">
            <text:p>380472006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7" office:value-type="float">
            <text:p>228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0" office:value-type="float">
            <text:p>380472006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8" office:value-type="float">
            <text:p>228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1" office:value-type="float">
            <text:p>380472006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79" office:value-type="float">
            <text:p>228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2" office:value-type="float">
            <text:p>380472006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0" office:value-type="float">
            <text:p>228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3" office:value-type="float">
            <text:p>380472006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1" office:value-type="float">
            <text:p>228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4" office:value-type="float">
            <text:p>380472006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2" office:value-type="float">
            <text:p>228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5" office:value-type="float">
            <text:p>380472006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3" office:value-type="float">
            <text:p>228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6" office:value-type="float">
            <text:p>380472006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4" office:value-type="float">
            <text:p>228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7" office:value-type="float">
            <text:p>380472006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5" office:value-type="float">
            <text:p>228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8" office:value-type="float">
            <text:p>380472006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6" office:value-type="float">
            <text:p>228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39" office:value-type="float">
            <text:p>380472006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7" office:value-type="float">
            <text:p>228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0" office:value-type="float">
            <text:p>380472006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8" office:value-type="float">
            <text:p>228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1" office:value-type="float">
            <text:p>380472006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89" office:value-type="float">
            <text:p>228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2" office:value-type="float">
            <text:p>380472006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0" office:value-type="float">
            <text:p>228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3" office:value-type="float">
            <text:p>380472006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1" office:value-type="float">
            <text:p>228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4" office:value-type="float">
            <text:p>380472006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2" office:value-type="float">
            <text:p>228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5" office:value-type="float">
            <text:p>380472006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3" office:value-type="float">
            <text:p>228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6" office:value-type="float">
            <text:p>380472006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4" office:value-type="float">
            <text:p>228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7" office:value-type="float">
            <text:p>380472006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5" office:value-type="float">
            <text:p>228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8" office:value-type="float">
            <text:p>380472006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6" office:value-type="float">
            <text:p>228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49" office:value-type="float">
            <text:p>380472006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7" office:value-type="float">
            <text:p>228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50" office:value-type="float">
            <text:p>380472006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8" office:value-type="float">
            <text:p>228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51" office:value-type="float">
            <text:p>380472006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899" office:value-type="float">
            <text:p>228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401052" office:value-type="float">
            <text:p>380472006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0" office:value-type="float">
            <text:p>229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1" office:value-type="float">
            <text:p>380472006501001</text:p>
          </table:table-cell>
          <table:table-cell ns41:value-type="string" table:style-name="TL Metadata" office:value-type="string">
            <text:p>3804720065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1" office:value-type="float">
            <text:p>229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2" office:value-type="float">
            <text:p>380472006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2" office:value-type="float">
            <text:p>229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3" office:value-type="float">
            <text:p>380472006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3" office:value-type="float">
            <text:p>229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4" office:value-type="float">
            <text:p>380472006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4" office:value-type="float">
            <text:p>229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5" office:value-type="float">
            <text:p>380472006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5" office:value-type="float">
            <text:p>229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6" office:value-type="float">
            <text:p>380472006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6" office:value-type="float">
            <text:p>229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7" office:value-type="float">
            <text:p>380472006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7" office:value-type="float">
            <text:p>229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8" office:value-type="float">
            <text:p>380472006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8" office:value-type="float">
            <text:p>229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09" office:value-type="float">
            <text:p>380472006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09" office:value-type="float">
            <text:p>229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0" office:value-type="float">
            <text:p>380472006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0" office:value-type="float">
            <text:p>229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1" office:value-type="float">
            <text:p>380472006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1" office:value-type="float">
            <text:p>229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2" office:value-type="float">
            <text:p>380472006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2" office:value-type="float">
            <text:p>229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3" office:value-type="float">
            <text:p>380472006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3" office:value-type="float">
            <text:p>229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4" office:value-type="float">
            <text:p>380472006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4" office:value-type="float">
            <text:p>229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5" office:value-type="float">
            <text:p>380472006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5" office:value-type="float">
            <text:p>229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6" office:value-type="float">
            <text:p>380472006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6" office:value-type="float">
            <text:p>229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7" office:value-type="float">
            <text:p>380472006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7" office:value-type="float">
            <text:p>229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8" office:value-type="float">
            <text:p>380472006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8" office:value-type="float">
            <text:p>229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19" office:value-type="float">
            <text:p>380472006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19" office:value-type="float">
            <text:p>229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0" office:value-type="float">
            <text:p>380472006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0" office:value-type="float">
            <text:p>229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1" office:value-type="float">
            <text:p>380472006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1" office:value-type="float">
            <text:p>229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2" office:value-type="float">
            <text:p>380472006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2" office:value-type="float">
            <text:p>229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3" office:value-type="float">
            <text:p>380472006501023</text:p>
          </table:table-cell>
          <table:table-cell ns41:value-type="string" table:style-name="TL Metadata" office:value-type="string">
            <text:p>380472006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3" office:value-type="float">
            <text:p>229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4" office:value-type="float">
            <text:p>380472006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4" office:value-type="float">
            <text:p>229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5" office:value-type="float">
            <text:p>380472006501025</text:p>
          </table:table-cell>
          <table:table-cell ns41:value-type="string" table:style-name="TL Metadata" office:value-type="string">
            <text:p>380472006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5" office:value-type="float">
            <text:p>229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6" office:value-type="float">
            <text:p>380472006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6" office:value-type="float">
            <text:p>229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7" office:value-type="float">
            <text:p>380472006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7" office:value-type="float">
            <text:p>229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8" office:value-type="float">
            <text:p>380472006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8" office:value-type="float">
            <text:p>229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29" office:value-type="float">
            <text:p>380472006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29" office:value-type="float">
            <text:p>229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0" office:value-type="float">
            <text:p>380472006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0" office:value-type="float">
            <text:p>229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1" office:value-type="float">
            <text:p>380472006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1" office:value-type="float">
            <text:p>229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2" office:value-type="float">
            <text:p>380472006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2" office:value-type="float">
            <text:p>229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3" office:value-type="float">
            <text:p>380472006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3" office:value-type="float">
            <text:p>229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4" office:value-type="float">
            <text:p>380472006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4" office:value-type="float">
            <text:p>229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5" office:value-type="float">
            <text:p>380472006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5" office:value-type="float">
            <text:p>229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6" office:value-type="float">
            <text:p>380472006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6" office:value-type="float">
            <text:p>229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7" office:value-type="float">
            <text:p>380472006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7" office:value-type="float">
            <text:p>229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8" office:value-type="float">
            <text:p>380472006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8" office:value-type="float">
            <text:p>229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39" office:value-type="float">
            <text:p>380472006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39" office:value-type="float">
            <text:p>229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0" office:value-type="float">
            <text:p>380472006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0" office:value-type="float">
            <text:p>229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1" office:value-type="float">
            <text:p>380472006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1" office:value-type="float">
            <text:p>229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2" office:value-type="float">
            <text:p>380472006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2" office:value-type="float">
            <text:p>229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3" office:value-type="float">
            <text:p>380472006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3" office:value-type="float">
            <text:p>229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4" office:value-type="float">
            <text:p>380472006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4" office:value-type="float">
            <text:p>229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5" office:value-type="float">
            <text:p>380472006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5" office:value-type="float">
            <text:p>229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6" office:value-type="float">
            <text:p>380472006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6" office:value-type="float">
            <text:p>229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7" office:value-type="float">
            <text:p>380472006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7" office:value-type="float">
            <text:p>229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8" office:value-type="float">
            <text:p>380472006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8" office:value-type="float">
            <text:p>229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49" office:value-type="float">
            <text:p>380472006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49" office:value-type="float">
            <text:p>229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2006501050" office:value-type="float">
            <text:p>380472006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0" office:value-type="float">
            <text:p>229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1" office:value-type="float">
            <text:p>380473006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1" office:value-type="float">
            <text:p>229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2" office:value-type="float">
            <text:p>380473006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2" office:value-type="float">
            <text:p>229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3" office:value-type="float">
            <text:p>380473006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3" office:value-type="float">
            <text:p>229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4" office:value-type="float">
            <text:p>380473006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4" office:value-type="float">
            <text:p>229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5" office:value-type="float">
            <text:p>380473006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5" office:value-type="float">
            <text:p>229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6" office:value-type="float">
            <text:p>380473006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6" office:value-type="float">
            <text:p>229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7" office:value-type="float">
            <text:p>380473006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7" office:value-type="float">
            <text:p>229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8" office:value-type="float">
            <text:p>380473006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8" office:value-type="float">
            <text:p>229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09" office:value-type="float">
            <text:p>380473006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59" office:value-type="float">
            <text:p>229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0" office:value-type="float">
            <text:p>380473006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0" office:value-type="float">
            <text:p>229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1" office:value-type="float">
            <text:p>380473006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1" office:value-type="float">
            <text:p>229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2" office:value-type="float">
            <text:p>380473006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2" office:value-type="float">
            <text:p>229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3" office:value-type="float">
            <text:p>380473006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3" office:value-type="float">
            <text:p>229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4" office:value-type="float">
            <text:p>380473006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4" office:value-type="float">
            <text:p>229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5" office:value-type="float">
            <text:p>380473006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5" office:value-type="float">
            <text:p>229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6" office:value-type="float">
            <text:p>380473006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6" office:value-type="float">
            <text:p>229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7" office:value-type="float">
            <text:p>380473006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7" office:value-type="float">
            <text:p>229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8" office:value-type="float">
            <text:p>380473006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8" office:value-type="float">
            <text:p>229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19" office:value-type="float">
            <text:p>380473006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69" office:value-type="float">
            <text:p>229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0" office:value-type="float">
            <text:p>380473006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0" office:value-type="float">
            <text:p>229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1" office:value-type="float">
            <text:p>380473006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1" office:value-type="float">
            <text:p>229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2" office:value-type="float">
            <text:p>380473006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2" office:value-type="float">
            <text:p>229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3" office:value-type="float">
            <text:p>380473006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3" office:value-type="float">
            <text:p>229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4" office:value-type="float">
            <text:p>380473006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4" office:value-type="float">
            <text:p>229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5" office:value-type="float">
            <text:p>380473006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5" office:value-type="float">
            <text:p>229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6" office:value-type="float">
            <text:p>380473006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6" office:value-type="float">
            <text:p>229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7" office:value-type="float">
            <text:p>380473006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7" office:value-type="float">
            <text:p>229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8" office:value-type="float">
            <text:p>380473006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8" office:value-type="float">
            <text:p>229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29" office:value-type="float">
            <text:p>380473006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79" office:value-type="float">
            <text:p>229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0" office:value-type="float">
            <text:p>380473006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0" office:value-type="float">
            <text:p>229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1" office:value-type="float">
            <text:p>380473006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1" office:value-type="float">
            <text:p>229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2" office:value-type="float">
            <text:p>380473006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2" office:value-type="float">
            <text:p>229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3" office:value-type="float">
            <text:p>380473006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3" office:value-type="float">
            <text:p>229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4" office:value-type="float">
            <text:p>380473006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4" office:value-type="float">
            <text:p>229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5" office:value-type="float">
            <text:p>380473006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5" office:value-type="float">
            <text:p>229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6" office:value-type="float">
            <text:p>380473006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6" office:value-type="float">
            <text:p>229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7" office:value-type="float">
            <text:p>380473006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7" office:value-type="float">
            <text:p>229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8" office:value-type="float">
            <text:p>380473006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8" office:value-type="float">
            <text:p>229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39" office:value-type="float">
            <text:p>380473006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89" office:value-type="float">
            <text:p>229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0" office:value-type="float">
            <text:p>380473006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0" office:value-type="float">
            <text:p>229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1" office:value-type="float">
            <text:p>380473006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1" office:value-type="float">
            <text:p>229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2" office:value-type="float">
            <text:p>380473006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2" office:value-type="float">
            <text:p>229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3" office:value-type="float">
            <text:p>380473006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3" office:value-type="float">
            <text:p>229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4" office:value-type="float">
            <text:p>380473006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4" office:value-type="float">
            <text:p>229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5" office:value-type="float">
            <text:p>380473006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5" office:value-type="float">
            <text:p>229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6" office:value-type="float">
            <text:p>380473006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6" office:value-type="float">
            <text:p>229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7" office:value-type="float">
            <text:p>380473006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7" office:value-type="float">
            <text:p>229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8" office:value-type="float">
            <text:p>380473006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8" office:value-type="float">
            <text:p>229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49" office:value-type="float">
            <text:p>380473006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2999" office:value-type="float">
            <text:p>229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50" office:value-type="float">
            <text:p>380473006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0" office:value-type="float">
            <text:p>230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51" office:value-type="float">
            <text:p>380473006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1" office:value-type="float">
            <text:p>230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601052" office:value-type="float">
            <text:p>380473006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2" office:value-type="float">
            <text:p>230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1" office:value-type="float">
            <text:p>380473006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3" office:value-type="float">
            <text:p>230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2" office:value-type="float">
            <text:p>380473006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4" office:value-type="float">
            <text:p>230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3" office:value-type="float">
            <text:p>380473006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5" office:value-type="float">
            <text:p>230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4" office:value-type="float">
            <text:p>380473006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6" office:value-type="float">
            <text:p>230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5" office:value-type="float">
            <text:p>380473006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7" office:value-type="float">
            <text:p>230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6" office:value-type="float">
            <text:p>380473006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8" office:value-type="float">
            <text:p>230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7" office:value-type="float">
            <text:p>380473006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09" office:value-type="float">
            <text:p>230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8" office:value-type="float">
            <text:p>380473006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0" office:value-type="float">
            <text:p>230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09" office:value-type="float">
            <text:p>380473006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1" office:value-type="float">
            <text:p>230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0" office:value-type="float">
            <text:p>380473006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2" office:value-type="float">
            <text:p>230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1" office:value-type="float">
            <text:p>380473006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3" office:value-type="float">
            <text:p>230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2" office:value-type="float">
            <text:p>380473006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4" office:value-type="float">
            <text:p>230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3" office:value-type="float">
            <text:p>380473006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5" office:value-type="float">
            <text:p>230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4" office:value-type="float">
            <text:p>380473006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6" office:value-type="float">
            <text:p>230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5" office:value-type="float">
            <text:p>380473006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7" office:value-type="float">
            <text:p>230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6" office:value-type="float">
            <text:p>380473006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8" office:value-type="float">
            <text:p>230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7" office:value-type="float">
            <text:p>380473006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19" office:value-type="float">
            <text:p>230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8" office:value-type="float">
            <text:p>380473006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0" office:value-type="float">
            <text:p>230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19" office:value-type="float">
            <text:p>380473006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1" office:value-type="float">
            <text:p>230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0" office:value-type="float">
            <text:p>380473006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2" office:value-type="float">
            <text:p>230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1" office:value-type="float">
            <text:p>380473006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3" office:value-type="float">
            <text:p>230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2" office:value-type="float">
            <text:p>380473006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4" office:value-type="float">
            <text:p>230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3" office:value-type="float">
            <text:p>380473006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5" office:value-type="float">
            <text:p>230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4" office:value-type="float">
            <text:p>380473006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6" office:value-type="float">
            <text:p>230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5" office:value-type="float">
            <text:p>380473006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7" office:value-type="float">
            <text:p>230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6" office:value-type="float">
            <text:p>380473006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8" office:value-type="float">
            <text:p>230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7" office:value-type="float">
            <text:p>380473006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29" office:value-type="float">
            <text:p>230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8" office:value-type="float">
            <text:p>380473006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0" office:value-type="float">
            <text:p>230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29" office:value-type="float">
            <text:p>380473006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1" office:value-type="float">
            <text:p>230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0" office:value-type="float">
            <text:p>380473006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2" office:value-type="float">
            <text:p>230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1" office:value-type="float">
            <text:p>380473006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3" office:value-type="float">
            <text:p>230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2" office:value-type="float">
            <text:p>380473006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4" office:value-type="float">
            <text:p>230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3" office:value-type="float">
            <text:p>380473006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5" office:value-type="float">
            <text:p>230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4" office:value-type="float">
            <text:p>380473006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6" office:value-type="float">
            <text:p>230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5" office:value-type="float">
            <text:p>380473006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7" office:value-type="float">
            <text:p>230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6" office:value-type="float">
            <text:p>380473006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8" office:value-type="float">
            <text:p>230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7" office:value-type="float">
            <text:p>380473006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39" office:value-type="float">
            <text:p>230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3006701038" office:value-type="float">
            <text:p>380473006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0" office:value-type="float">
            <text:p>230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1" office:value-type="float">
            <text:p>380474006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1" office:value-type="float">
            <text:p>230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2" office:value-type="float">
            <text:p>380474006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2" office:value-type="float">
            <text:p>230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3" office:value-type="float">
            <text:p>380474006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3" office:value-type="float">
            <text:p>230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4" office:value-type="float">
            <text:p>380474006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4" office:value-type="float">
            <text:p>230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5" office:value-type="float">
            <text:p>380474006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5" office:value-type="float">
            <text:p>230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6" office:value-type="float">
            <text:p>380474006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6" office:value-type="float">
            <text:p>230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7" office:value-type="float">
            <text:p>380474006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7" office:value-type="float">
            <text:p>230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8" office:value-type="float">
            <text:p>380474006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8" office:value-type="float">
            <text:p>230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09" office:value-type="float">
            <text:p>380474006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49" office:value-type="float">
            <text:p>230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0" office:value-type="float">
            <text:p>380474006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0" office:value-type="float">
            <text:p>230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1" office:value-type="float">
            <text:p>380474006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1" office:value-type="float">
            <text:p>230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2" office:value-type="float">
            <text:p>380474006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2" office:value-type="float">
            <text:p>230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3" office:value-type="float">
            <text:p>380474006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3" office:value-type="float">
            <text:p>230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4" office:value-type="float">
            <text:p>380474006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4" office:value-type="float">
            <text:p>230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5" office:value-type="float">
            <text:p>380474006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5" office:value-type="float">
            <text:p>230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6" office:value-type="float">
            <text:p>380474006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6" office:value-type="float">
            <text:p>230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7" office:value-type="float">
            <text:p>380474006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7" office:value-type="float">
            <text:p>230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8" office:value-type="float">
            <text:p>380474006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8" office:value-type="float">
            <text:p>230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19" office:value-type="float">
            <text:p>380474006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59" office:value-type="float">
            <text:p>230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0" office:value-type="float">
            <text:p>380474006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0" office:value-type="float">
            <text:p>230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1" office:value-type="float">
            <text:p>380474006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1" office:value-type="float">
            <text:p>230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2" office:value-type="float">
            <text:p>380474006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2" office:value-type="float">
            <text:p>230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3" office:value-type="float">
            <text:p>380474006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3" office:value-type="float">
            <text:p>230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4" office:value-type="float">
            <text:p>380474006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4" office:value-type="float">
            <text:p>230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5" office:value-type="float">
            <text:p>380474006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5" office:value-type="float">
            <text:p>230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6" office:value-type="float">
            <text:p>380474006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6" office:value-type="float">
            <text:p>230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7" office:value-type="float">
            <text:p>380474006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7" office:value-type="float">
            <text:p>230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8" office:value-type="float">
            <text:p>380474006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8" office:value-type="float">
            <text:p>230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29" office:value-type="float">
            <text:p>380474006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69" office:value-type="float">
            <text:p>230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0" office:value-type="float">
            <text:p>380474006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0" office:value-type="float">
            <text:p>230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1" office:value-type="float">
            <text:p>380474006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1" office:value-type="float">
            <text:p>230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2" office:value-type="float">
            <text:p>380474006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2" office:value-type="float">
            <text:p>230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3" office:value-type="float">
            <text:p>380474006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3" office:value-type="float">
            <text:p>230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4" office:value-type="float">
            <text:p>380474006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4" office:value-type="float">
            <text:p>230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5" office:value-type="float">
            <text:p>380474006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5" office:value-type="float">
            <text:p>230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6" office:value-type="float">
            <text:p>380474006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6" office:value-type="float">
            <text:p>230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7" office:value-type="float">
            <text:p>380474006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7" office:value-type="float">
            <text:p>230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8" office:value-type="float">
            <text:p>380474006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8" office:value-type="float">
            <text:p>230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39" office:value-type="float">
            <text:p>380474006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79" office:value-type="float">
            <text:p>230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0" office:value-type="float">
            <text:p>380474006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0" office:value-type="float">
            <text:p>230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1" office:value-type="float">
            <text:p>380474006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1" office:value-type="float">
            <text:p>230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2" office:value-type="float">
            <text:p>380474006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2" office:value-type="float">
            <text:p>230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3" office:value-type="float">
            <text:p>380474006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3" office:value-type="float">
            <text:p>230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4" office:value-type="float">
            <text:p>380474006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4" office:value-type="float">
            <text:p>230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5" office:value-type="float">
            <text:p>380474006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5" office:value-type="float">
            <text:p>230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6" office:value-type="float">
            <text:p>380474006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6" office:value-type="float">
            <text:p>230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7" office:value-type="float">
            <text:p>380474006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7" office:value-type="float">
            <text:p>230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8" office:value-type="float">
            <text:p>380474006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8" office:value-type="float">
            <text:p>230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49" office:value-type="float">
            <text:p>380474006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89" office:value-type="float">
            <text:p>230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50" office:value-type="float">
            <text:p>380474006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0" office:value-type="float">
            <text:p>230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51" office:value-type="float">
            <text:p>380474006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1" office:value-type="float">
            <text:p>230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52" office:value-type="float">
            <text:p>380474006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2" office:value-type="float">
            <text:p>230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801053" office:value-type="float">
            <text:p>380474006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3" office:value-type="float">
            <text:p>230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1" office:value-type="float">
            <text:p>380474006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4" office:value-type="float">
            <text:p>230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2" office:value-type="float">
            <text:p>380474006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5" office:value-type="float">
            <text:p>230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3" office:value-type="float">
            <text:p>380474006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6" office:value-type="float">
            <text:p>230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4" office:value-type="float">
            <text:p>380474006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7" office:value-type="float">
            <text:p>230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5" office:value-type="float">
            <text:p>380474006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8" office:value-type="float">
            <text:p>230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6" office:value-type="float">
            <text:p>380474006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099" office:value-type="float">
            <text:p>230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7" office:value-type="float">
            <text:p>380474006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0" office:value-type="float">
            <text:p>231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8" office:value-type="float">
            <text:p>380474006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1" office:value-type="float">
            <text:p>231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09" office:value-type="float">
            <text:p>380474006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2" office:value-type="float">
            <text:p>231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0" office:value-type="float">
            <text:p>380474006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3" office:value-type="float">
            <text:p>231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1" office:value-type="float">
            <text:p>380474006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4" office:value-type="float">
            <text:p>231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2" office:value-type="float">
            <text:p>380474006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5" office:value-type="float">
            <text:p>231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3" office:value-type="float">
            <text:p>380474006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6" office:value-type="float">
            <text:p>231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4" office:value-type="float">
            <text:p>380474006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7" office:value-type="float">
            <text:p>231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5" office:value-type="float">
            <text:p>380474006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8" office:value-type="float">
            <text:p>231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6" office:value-type="float">
            <text:p>380474006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09" office:value-type="float">
            <text:p>231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7" office:value-type="float">
            <text:p>380474006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0" office:value-type="float">
            <text:p>231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8" office:value-type="float">
            <text:p>380474006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1" office:value-type="float">
            <text:p>231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19" office:value-type="float">
            <text:p>380474006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2" office:value-type="float">
            <text:p>231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0" office:value-type="float">
            <text:p>380474006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3" office:value-type="float">
            <text:p>231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1" office:value-type="float">
            <text:p>380474006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4" office:value-type="float">
            <text:p>231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2" office:value-type="float">
            <text:p>380474006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5" office:value-type="float">
            <text:p>231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3" office:value-type="float">
            <text:p>380474006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6" office:value-type="float">
            <text:p>231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4" office:value-type="float">
            <text:p>380474006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7" office:value-type="float">
            <text:p>231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5" office:value-type="float">
            <text:p>380474006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8" office:value-type="float">
            <text:p>231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6" office:value-type="float">
            <text:p>380474006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19" office:value-type="float">
            <text:p>231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7" office:value-type="float">
            <text:p>380474006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0" office:value-type="float">
            <text:p>231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8" office:value-type="float">
            <text:p>380474006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1" office:value-type="float">
            <text:p>231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29" office:value-type="float">
            <text:p>380474006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2" office:value-type="float">
            <text:p>231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0" office:value-type="float">
            <text:p>380474006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3" office:value-type="float">
            <text:p>231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1" office:value-type="float">
            <text:p>380474006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4" office:value-type="float">
            <text:p>231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2" office:value-type="float">
            <text:p>380474006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5" office:value-type="float">
            <text:p>231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3" office:value-type="float">
            <text:p>380474006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6" office:value-type="float">
            <text:p>231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4" office:value-type="float">
            <text:p>380474006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7" office:value-type="float">
            <text:p>231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5" office:value-type="float">
            <text:p>380474006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8" office:value-type="float">
            <text:p>231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6" office:value-type="float">
            <text:p>380474006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29" office:value-type="float">
            <text:p>231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7" office:value-type="float">
            <text:p>380474006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0" office:value-type="float">
            <text:p>231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8" office:value-type="float">
            <text:p>380474006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1" office:value-type="float">
            <text:p>231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39" office:value-type="float">
            <text:p>380474006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2" office:value-type="float">
            <text:p>231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0" office:value-type="float">
            <text:p>380474006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3" office:value-type="float">
            <text:p>231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1" office:value-type="float">
            <text:p>380474006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4" office:value-type="float">
            <text:p>231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2" office:value-type="float">
            <text:p>380474006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5" office:value-type="float">
            <text:p>231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3" office:value-type="float">
            <text:p>380474006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6" office:value-type="float">
            <text:p>231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4" office:value-type="float">
            <text:p>380474006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7" office:value-type="float">
            <text:p>231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5" office:value-type="float">
            <text:p>380474006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8" office:value-type="float">
            <text:p>231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6" office:value-type="float">
            <text:p>380474006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39" office:value-type="float">
            <text:p>231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7" office:value-type="float">
            <text:p>380474006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0" office:value-type="float">
            <text:p>231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8" office:value-type="float">
            <text:p>380474006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1" office:value-type="float">
            <text:p>231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49" office:value-type="float">
            <text:p>380474006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2" office:value-type="float">
            <text:p>231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50" office:value-type="float">
            <text:p>380474006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3" office:value-type="float">
            <text:p>231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4006901051" office:value-type="float">
            <text:p>380474006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4" office:value-type="float">
            <text:p>231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1" office:value-type="float">
            <text:p>380475007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5" office:value-type="float">
            <text:p>231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2" office:value-type="float">
            <text:p>380475007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6" office:value-type="float">
            <text:p>231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3" office:value-type="float">
            <text:p>380475007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7" office:value-type="float">
            <text:p>231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4" office:value-type="float">
            <text:p>380475007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8" office:value-type="float">
            <text:p>231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5" office:value-type="float">
            <text:p>380475007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49" office:value-type="float">
            <text:p>231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6" office:value-type="float">
            <text:p>380475007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0" office:value-type="float">
            <text:p>231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7" office:value-type="float">
            <text:p>380475007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1" office:value-type="float">
            <text:p>231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8" office:value-type="float">
            <text:p>380475007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2" office:value-type="float">
            <text:p>231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09" office:value-type="float">
            <text:p>380475007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3" office:value-type="float">
            <text:p>231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0" office:value-type="float">
            <text:p>380475007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4" office:value-type="float">
            <text:p>231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1" office:value-type="float">
            <text:p>380475007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5" office:value-type="float">
            <text:p>231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2" office:value-type="float">
            <text:p>380475007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6" office:value-type="float">
            <text:p>231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3" office:value-type="float">
            <text:p>380475007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7" office:value-type="float">
            <text:p>231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4" office:value-type="float">
            <text:p>380475007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8" office:value-type="float">
            <text:p>231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5" office:value-type="float">
            <text:p>380475007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59" office:value-type="float">
            <text:p>231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6" office:value-type="float">
            <text:p>380475007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0" office:value-type="float">
            <text:p>231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7" office:value-type="float">
            <text:p>380475007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1" office:value-type="float">
            <text:p>231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8" office:value-type="float">
            <text:p>380475007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2" office:value-type="float">
            <text:p>231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19" office:value-type="float">
            <text:p>380475007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3" office:value-type="float">
            <text:p>231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0" office:value-type="float">
            <text:p>380475007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4" office:value-type="float">
            <text:p>231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1" office:value-type="float">
            <text:p>380475007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5" office:value-type="float">
            <text:p>231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2" office:value-type="float">
            <text:p>380475007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6" office:value-type="float">
            <text:p>231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3" office:value-type="float">
            <text:p>380475007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7" office:value-type="float">
            <text:p>231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4" office:value-type="float">
            <text:p>380475007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8" office:value-type="float">
            <text:p>231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5" office:value-type="float">
            <text:p>380475007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69" office:value-type="float">
            <text:p>231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6" office:value-type="float">
            <text:p>380475007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0" office:value-type="float">
            <text:p>231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7" office:value-type="float">
            <text:p>380475007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1" office:value-type="float">
            <text:p>231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8" office:value-type="float">
            <text:p>380475007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2" office:value-type="float">
            <text:p>231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29" office:value-type="float">
            <text:p>380475007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3" office:value-type="float">
            <text:p>231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0" office:value-type="float">
            <text:p>380475007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4" office:value-type="float">
            <text:p>231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1" office:value-type="float">
            <text:p>380475007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5" office:value-type="float">
            <text:p>231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2" office:value-type="float">
            <text:p>380475007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6" office:value-type="float">
            <text:p>231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3" office:value-type="float">
            <text:p>380475007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7" office:value-type="float">
            <text:p>231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4" office:value-type="float">
            <text:p>380475007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8" office:value-type="float">
            <text:p>231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5" office:value-type="float">
            <text:p>380475007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79" office:value-type="float">
            <text:p>231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6" office:value-type="float">
            <text:p>380475007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0" office:value-type="float">
            <text:p>231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7" office:value-type="float">
            <text:p>380475007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1" office:value-type="float">
            <text:p>231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8" office:value-type="float">
            <text:p>380475007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2" office:value-type="float">
            <text:p>231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39" office:value-type="float">
            <text:p>380475007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3" office:value-type="float">
            <text:p>231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0" office:value-type="float">
            <text:p>380475007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4" office:value-type="float">
            <text:p>231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1" office:value-type="float">
            <text:p>380475007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5" office:value-type="float">
            <text:p>231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2" office:value-type="float">
            <text:p>380475007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6" office:value-type="float">
            <text:p>231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3" office:value-type="float">
            <text:p>380475007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7" office:value-type="float">
            <text:p>231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4" office:value-type="float">
            <text:p>380475007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8" office:value-type="float">
            <text:p>231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5" office:value-type="float">
            <text:p>380475007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89" office:value-type="float">
            <text:p>231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6" office:value-type="float">
            <text:p>380475007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0" office:value-type="float">
            <text:p>231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7" office:value-type="float">
            <text:p>380475007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1" office:value-type="float">
            <text:p>231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8" office:value-type="float">
            <text:p>380475007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2" office:value-type="float">
            <text:p>231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49" office:value-type="float">
            <text:p>380475007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3" office:value-type="float">
            <text:p>231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50" office:value-type="float">
            <text:p>380475007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4" office:value-type="float">
            <text:p>231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51" office:value-type="float">
            <text:p>380475007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5" office:value-type="float">
            <text:p>231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001052" office:value-type="float">
            <text:p>380475007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6" office:value-type="float">
            <text:p>231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1" office:value-type="float">
            <text:p>380475007101001</text:p>
          </table:table-cell>
          <table:table-cell ns41:value-type="string" table:style-name="TL Metadata" office:value-type="string">
            <text:p>3804750071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7" office:value-type="float">
            <text:p>231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2" office:value-type="float">
            <text:p>380475007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8" office:value-type="float">
            <text:p>231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3" office:value-type="float">
            <text:p>380475007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199" office:value-type="float">
            <text:p>231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4" office:value-type="float">
            <text:p>380475007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0" office:value-type="float">
            <text:p>232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5" office:value-type="float">
            <text:p>380475007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1" office:value-type="float">
            <text:p>232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6" office:value-type="float">
            <text:p>380475007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2" office:value-type="float">
            <text:p>232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7" office:value-type="float">
            <text:p>380475007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3" office:value-type="float">
            <text:p>232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8" office:value-type="float">
            <text:p>380475007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4" office:value-type="float">
            <text:p>232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09" office:value-type="float">
            <text:p>380475007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5" office:value-type="float">
            <text:p>232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0" office:value-type="float">
            <text:p>380475007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6" office:value-type="float">
            <text:p>232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1" office:value-type="float">
            <text:p>380475007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7" office:value-type="float">
            <text:p>232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2" office:value-type="float">
            <text:p>380475007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8" office:value-type="float">
            <text:p>232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3" office:value-type="float">
            <text:p>380475007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09" office:value-type="float">
            <text:p>232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4" office:value-type="float">
            <text:p>380475007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0" office:value-type="float">
            <text:p>232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5" office:value-type="float">
            <text:p>380475007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1" office:value-type="float">
            <text:p>232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6" office:value-type="float">
            <text:p>380475007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2" office:value-type="float">
            <text:p>232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7" office:value-type="float">
            <text:p>380475007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3" office:value-type="float">
            <text:p>232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8" office:value-type="float">
            <text:p>380475007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4" office:value-type="float">
            <text:p>232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19" office:value-type="float">
            <text:p>380475007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5" office:value-type="float">
            <text:p>232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0" office:value-type="float">
            <text:p>380475007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6" office:value-type="float">
            <text:p>232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1" office:value-type="float">
            <text:p>380475007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7" office:value-type="float">
            <text:p>232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2" office:value-type="float">
            <text:p>380475007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8" office:value-type="float">
            <text:p>232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3" office:value-type="float">
            <text:p>380475007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19" office:value-type="float">
            <text:p>232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4" office:value-type="float">
            <text:p>380475007101024</text:p>
          </table:table-cell>
          <table:table-cell ns41:value-type="string" table:style-name="TL Metadata" office:value-type="string">
            <text:p>380475007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0" office:value-type="float">
            <text:p>232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5" office:value-type="float">
            <text:p>380475007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1" office:value-type="float">
            <text:p>232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6" office:value-type="float">
            <text:p>380475007101026</text:p>
          </table:table-cell>
          <table:table-cell ns41:value-type="string" table:style-name="TL Metadata" office:value-type="string">
            <text:p>380475007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2" office:value-type="float">
            <text:p>232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7" office:value-type="float">
            <text:p>380475007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3" office:value-type="float">
            <text:p>232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8" office:value-type="float">
            <text:p>380475007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4" office:value-type="float">
            <text:p>232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29" office:value-type="float">
            <text:p>380475007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5" office:value-type="float">
            <text:p>232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0" office:value-type="float">
            <text:p>380475007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6" office:value-type="float">
            <text:p>232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1" office:value-type="float">
            <text:p>380475007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7" office:value-type="float">
            <text:p>232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2" office:value-type="float">
            <text:p>380475007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8" office:value-type="float">
            <text:p>232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3" office:value-type="float">
            <text:p>380475007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29" office:value-type="float">
            <text:p>232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4" office:value-type="float">
            <text:p>380475007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0" office:value-type="float">
            <text:p>232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5" office:value-type="float">
            <text:p>380475007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1" office:value-type="float">
            <text:p>232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6" office:value-type="float">
            <text:p>380475007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2" office:value-type="float">
            <text:p>232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7" office:value-type="float">
            <text:p>380475007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3" office:value-type="float">
            <text:p>232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8" office:value-type="float">
            <text:p>380475007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4" office:value-type="float">
            <text:p>232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39" office:value-type="float">
            <text:p>380475007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5" office:value-type="float">
            <text:p>232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0" office:value-type="float">
            <text:p>380475007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6" office:value-type="float">
            <text:p>232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1" office:value-type="float">
            <text:p>380475007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7" office:value-type="float">
            <text:p>232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2" office:value-type="float">
            <text:p>380475007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8" office:value-type="float">
            <text:p>232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3" office:value-type="float">
            <text:p>380475007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39" office:value-type="float">
            <text:p>232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4" office:value-type="float">
            <text:p>380475007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0" office:value-type="float">
            <text:p>232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5" office:value-type="float">
            <text:p>380475007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1" office:value-type="float">
            <text:p>232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6" office:value-type="float">
            <text:p>380475007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2" office:value-type="float">
            <text:p>232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7" office:value-type="float">
            <text:p>380475007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3" office:value-type="float">
            <text:p>232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8" office:value-type="float">
            <text:p>380475007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4" office:value-type="float">
            <text:p>232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49" office:value-type="float">
            <text:p>380475007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5" office:value-type="float">
            <text:p>232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5007101050" office:value-type="float">
            <text:p>380475007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6" office:value-type="float">
            <text:p>232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1" office:value-type="float">
            <text:p>380476007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7" office:value-type="float">
            <text:p>232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2" office:value-type="float">
            <text:p>380476007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8" office:value-type="float">
            <text:p>232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3" office:value-type="float">
            <text:p>380476007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49" office:value-type="float">
            <text:p>232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4" office:value-type="float">
            <text:p>380476007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0" office:value-type="float">
            <text:p>232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5" office:value-type="float">
            <text:p>380476007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1" office:value-type="float">
            <text:p>232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6" office:value-type="float">
            <text:p>380476007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2" office:value-type="float">
            <text:p>232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7" office:value-type="float">
            <text:p>380476007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3" office:value-type="float">
            <text:p>232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8" office:value-type="float">
            <text:p>380476007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4" office:value-type="float">
            <text:p>232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09" office:value-type="float">
            <text:p>380476007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5" office:value-type="float">
            <text:p>232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0" office:value-type="float">
            <text:p>380476007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6" office:value-type="float">
            <text:p>232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1" office:value-type="float">
            <text:p>380476007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7" office:value-type="float">
            <text:p>232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2" office:value-type="float">
            <text:p>380476007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8" office:value-type="float">
            <text:p>232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3" office:value-type="float">
            <text:p>380476007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59" office:value-type="float">
            <text:p>232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4" office:value-type="float">
            <text:p>380476007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0" office:value-type="float">
            <text:p>232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5" office:value-type="float">
            <text:p>380476007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1" office:value-type="float">
            <text:p>232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6" office:value-type="float">
            <text:p>380476007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2" office:value-type="float">
            <text:p>232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7" office:value-type="float">
            <text:p>380476007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3" office:value-type="float">
            <text:p>232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8" office:value-type="float">
            <text:p>380476007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4" office:value-type="float">
            <text:p>232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19" office:value-type="float">
            <text:p>380476007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5" office:value-type="float">
            <text:p>232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0" office:value-type="float">
            <text:p>380476007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6" office:value-type="float">
            <text:p>232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1" office:value-type="float">
            <text:p>380476007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7" office:value-type="float">
            <text:p>232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2" office:value-type="float">
            <text:p>380476007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8" office:value-type="float">
            <text:p>232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3" office:value-type="float">
            <text:p>380476007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69" office:value-type="float">
            <text:p>232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4" office:value-type="float">
            <text:p>380476007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0" office:value-type="float">
            <text:p>232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5" office:value-type="float">
            <text:p>380476007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1" office:value-type="float">
            <text:p>232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6" office:value-type="float">
            <text:p>380476007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2" office:value-type="float">
            <text:p>232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7" office:value-type="float">
            <text:p>380476007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3" office:value-type="float">
            <text:p>232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8" office:value-type="float">
            <text:p>380476007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4" office:value-type="float">
            <text:p>232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29" office:value-type="float">
            <text:p>380476007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5" office:value-type="float">
            <text:p>232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0" office:value-type="float">
            <text:p>380476007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6" office:value-type="float">
            <text:p>232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1" office:value-type="float">
            <text:p>380476007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7" office:value-type="float">
            <text:p>232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2" office:value-type="float">
            <text:p>380476007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8" office:value-type="float">
            <text:p>232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3" office:value-type="float">
            <text:p>380476007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79" office:value-type="float">
            <text:p>232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4" office:value-type="float">
            <text:p>380476007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0" office:value-type="float">
            <text:p>232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5" office:value-type="float">
            <text:p>380476007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1" office:value-type="float">
            <text:p>232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6" office:value-type="float">
            <text:p>380476007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2" office:value-type="float">
            <text:p>232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7" office:value-type="float">
            <text:p>380476007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3" office:value-type="float">
            <text:p>232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8" office:value-type="float">
            <text:p>380476007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4" office:value-type="float">
            <text:p>232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39" office:value-type="float">
            <text:p>380476007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5" office:value-type="float">
            <text:p>232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0" office:value-type="float">
            <text:p>380476007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6" office:value-type="float">
            <text:p>232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1" office:value-type="float">
            <text:p>380476007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7" office:value-type="float">
            <text:p>232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2" office:value-type="float">
            <text:p>380476007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8" office:value-type="float">
            <text:p>232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3" office:value-type="float">
            <text:p>380476007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89" office:value-type="float">
            <text:p>232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4" office:value-type="float">
            <text:p>380476007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0" office:value-type="float">
            <text:p>232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5" office:value-type="float">
            <text:p>380476007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1" office:value-type="float">
            <text:p>232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6" office:value-type="float">
            <text:p>380476007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2" office:value-type="float">
            <text:p>232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7" office:value-type="float">
            <text:p>380476007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3" office:value-type="float">
            <text:p>232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8" office:value-type="float">
            <text:p>380476007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4" office:value-type="float">
            <text:p>232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49" office:value-type="float">
            <text:p>380476007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5" office:value-type="float">
            <text:p>232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50" office:value-type="float">
            <text:p>380476007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6" office:value-type="float">
            <text:p>232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51" office:value-type="float">
            <text:p>380476007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7" office:value-type="float">
            <text:p>232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201052" office:value-type="float">
            <text:p>380476007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8" office:value-type="float">
            <text:p>232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1" office:value-type="float">
            <text:p>380476007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299" office:value-type="float">
            <text:p>232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2" office:value-type="float">
            <text:p>380476007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0" office:value-type="float">
            <text:p>233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3" office:value-type="float">
            <text:p>380476007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1" office:value-type="float">
            <text:p>233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4" office:value-type="float">
            <text:p>380476007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2" office:value-type="float">
            <text:p>233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5" office:value-type="float">
            <text:p>380476007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3" office:value-type="float">
            <text:p>233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6" office:value-type="float">
            <text:p>380476007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4" office:value-type="float">
            <text:p>233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7" office:value-type="float">
            <text:p>380476007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5" office:value-type="float">
            <text:p>233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8" office:value-type="float">
            <text:p>380476007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6" office:value-type="float">
            <text:p>233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09" office:value-type="float">
            <text:p>380476007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7" office:value-type="float">
            <text:p>233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0" office:value-type="float">
            <text:p>380476007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8" office:value-type="float">
            <text:p>233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1" office:value-type="float">
            <text:p>380476007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09" office:value-type="float">
            <text:p>233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2" office:value-type="float">
            <text:p>380476007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0" office:value-type="float">
            <text:p>233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3" office:value-type="float">
            <text:p>380476007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1" office:value-type="float">
            <text:p>233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4" office:value-type="float">
            <text:p>380476007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2" office:value-type="float">
            <text:p>233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5" office:value-type="float">
            <text:p>380476007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3" office:value-type="float">
            <text:p>233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6" office:value-type="float">
            <text:p>380476007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4" office:value-type="float">
            <text:p>233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7" office:value-type="float">
            <text:p>380476007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5" office:value-type="float">
            <text:p>233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8" office:value-type="float">
            <text:p>380476007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6" office:value-type="float">
            <text:p>233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19" office:value-type="float">
            <text:p>380476007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7" office:value-type="float">
            <text:p>233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0" office:value-type="float">
            <text:p>380476007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8" office:value-type="float">
            <text:p>233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1" office:value-type="float">
            <text:p>380476007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19" office:value-type="float">
            <text:p>233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2" office:value-type="float">
            <text:p>380476007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0" office:value-type="float">
            <text:p>233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3" office:value-type="float">
            <text:p>380476007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1" office:value-type="float">
            <text:p>233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4" office:value-type="float">
            <text:p>380476007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2" office:value-type="float">
            <text:p>233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5" office:value-type="float">
            <text:p>380476007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3" office:value-type="float">
            <text:p>233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6" office:value-type="float">
            <text:p>380476007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4" office:value-type="float">
            <text:p>233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7" office:value-type="float">
            <text:p>380476007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5" office:value-type="float">
            <text:p>233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8" office:value-type="float">
            <text:p>380476007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6" office:value-type="float">
            <text:p>233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29" office:value-type="float">
            <text:p>380476007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7" office:value-type="float">
            <text:p>233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0" office:value-type="float">
            <text:p>380476007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8" office:value-type="float">
            <text:p>233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1" office:value-type="float">
            <text:p>380476007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29" office:value-type="float">
            <text:p>233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2" office:value-type="float">
            <text:p>380476007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0" office:value-type="float">
            <text:p>233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3" office:value-type="float">
            <text:p>380476007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1" office:value-type="float">
            <text:p>233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4" office:value-type="float">
            <text:p>380476007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2" office:value-type="float">
            <text:p>233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5" office:value-type="float">
            <text:p>380476007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3" office:value-type="float">
            <text:p>233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6" office:value-type="float">
            <text:p>380476007301036</text:p>
          </table:table-cell>
          <table:table-cell ns41:value-type="string" table:style-name="TL Metadata" office:value-type="string">
            <text:p>3804760073010361 <text:s/>Hieronder drie van onbekenden ouderdom.</text:p>
          </table:table-cell>
          <table:table-cell ns41:value-type="string" table:style-name="TL Metadata" office:value-type="string">
            <text:p>3804760073010362 <text:s/>Hieronder twee en dertig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4" office:value-type="float">
            <text:p>233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7" office:value-type="float">
            <text:p>380476007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5" office:value-type="float">
            <text:p>233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6007301038" office:value-type="float">
            <text:p>380476007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6" office:value-type="float">
            <text:p>233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1" office:value-type="float">
            <text:p>380477007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7" office:value-type="float">
            <text:p>233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2" office:value-type="float">
            <text:p>380477007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8" office:value-type="float">
            <text:p>233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3" office:value-type="float">
            <text:p>380477007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39" office:value-type="float">
            <text:p>233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4" office:value-type="float">
            <text:p>380477007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0" office:value-type="float">
            <text:p>233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5" office:value-type="float">
            <text:p>380477007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1" office:value-type="float">
            <text:p>233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6" office:value-type="float">
            <text:p>380477007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2" office:value-type="float">
            <text:p>233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7" office:value-type="float">
            <text:p>380477007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3" office:value-type="float">
            <text:p>233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8" office:value-type="float">
            <text:p>380477007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4" office:value-type="float">
            <text:p>233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09" office:value-type="float">
            <text:p>380477007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5" office:value-type="float">
            <text:p>233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0" office:value-type="float">
            <text:p>380477007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6" office:value-type="float">
            <text:p>233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1" office:value-type="float">
            <text:p>380477007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7" office:value-type="float">
            <text:p>233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2" office:value-type="float">
            <text:p>380477007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8" office:value-type="float">
            <text:p>233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3" office:value-type="float">
            <text:p>380477007401013</text:p>
          </table:table-cell>
          <table:table-cell ns41:value-type="string" table:style-name="TL Metadata" office:value-type="string">
            <text:p>3804770074010131 <text:s/>Hieronder twe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49" office:value-type="float">
            <text:p>233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4" office:value-type="float">
            <text:p>380477007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0" office:value-type="float">
            <text:p>233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5" office:value-type="float">
            <text:p>380477007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1" office:value-type="float">
            <text:p>233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6" office:value-type="float">
            <text:p>380477007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2" office:value-type="float">
            <text:p>233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7" office:value-type="float">
            <text:p>380477007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3" office:value-type="float">
            <text:p>233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8" office:value-type="float">
            <text:p>380477007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4" office:value-type="float">
            <text:p>233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19" office:value-type="float">
            <text:p>380477007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5" office:value-type="float">
            <text:p>233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0" office:value-type="float">
            <text:p>380477007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6" office:value-type="float">
            <text:p>233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1" office:value-type="float">
            <text:p>380477007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7" office:value-type="float">
            <text:p>233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2" office:value-type="float">
            <text:p>380477007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8" office:value-type="float">
            <text:p>233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3" office:value-type="float">
            <text:p>380477007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59" office:value-type="float">
            <text:p>233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4" office:value-type="float">
            <text:p>380477007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0" office:value-type="float">
            <text:p>233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5" office:value-type="float">
            <text:p>380477007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1" office:value-type="float">
            <text:p>233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6" office:value-type="float">
            <text:p>380477007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2" office:value-type="float">
            <text:p>233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7" office:value-type="float">
            <text:p>380477007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3" office:value-type="float">
            <text:p>233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8" office:value-type="float">
            <text:p>380477007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4" office:value-type="float">
            <text:p>233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29" office:value-type="float">
            <text:p>380477007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5" office:value-type="float">
            <text:p>233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0" office:value-type="float">
            <text:p>380477007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6" office:value-type="float">
            <text:p>233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1" office:value-type="float">
            <text:p>380477007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7" office:value-type="float">
            <text:p>233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2" office:value-type="float">
            <text:p>380477007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8" office:value-type="float">
            <text:p>233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3" office:value-type="float">
            <text:p>380477007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69" office:value-type="float">
            <text:p>233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4" office:value-type="float">
            <text:p>380477007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0" office:value-type="float">
            <text:p>233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5" office:value-type="float">
            <text:p>380477007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1" office:value-type="float">
            <text:p>233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6" office:value-type="float">
            <text:p>380477007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2" office:value-type="float">
            <text:p>233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7" office:value-type="float">
            <text:p>380477007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3" office:value-type="float">
            <text:p>233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8" office:value-type="float">
            <text:p>380477007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4" office:value-type="float">
            <text:p>233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39" office:value-type="float">
            <text:p>380477007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5" office:value-type="float">
            <text:p>233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0" office:value-type="float">
            <text:p>380477007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6" office:value-type="float">
            <text:p>233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1" office:value-type="float">
            <text:p>380477007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7" office:value-type="float">
            <text:p>233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2" office:value-type="float">
            <text:p>380477007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8" office:value-type="float">
            <text:p>233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3" office:value-type="float">
            <text:p>380477007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79" office:value-type="float">
            <text:p>233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4" office:value-type="float">
            <text:p>380477007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0" office:value-type="float">
            <text:p>233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5" office:value-type="float">
            <text:p>380477007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1" office:value-type="float">
            <text:p>233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6" office:value-type="float">
            <text:p>380477007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2" office:value-type="float">
            <text:p>233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7" office:value-type="float">
            <text:p>380477007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3" office:value-type="float">
            <text:p>233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8" office:value-type="float">
            <text:p>380477007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4" office:value-type="float">
            <text:p>233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49" office:value-type="float">
            <text:p>380477007401049</text:p>
          </table:table-cell>
          <table:table-cell ns41:value-type="string" table:style-name="TL Metadata" office:value-type="string">
            <text:p>3804770074010492 <text:s/>Hieronder een van onbekenden ouderdom.</text:p>
          </table:table-cell>
          <table:table-cell ns41:value-type="string" table:style-name="TL Metadata" office:value-type="string">
            <text:p>3804770074010493 <text:s/>Hieronder twee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5" office:value-type="float">
            <text:p>233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50" office:value-type="float">
            <text:p>380477007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6" office:value-type="float">
            <text:p>233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51" office:value-type="float">
            <text:p>380477007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7" office:value-type="float">
            <text:p>233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52" office:value-type="float">
            <text:p>380477007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8" office:value-type="float">
            <text:p>233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401053" office:value-type="float">
            <text:p>380477007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89" office:value-type="float">
            <text:p>233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1" office:value-type="float">
            <text:p>380477007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0" office:value-type="float">
            <text:p>233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2" office:value-type="float">
            <text:p>380477007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1" office:value-type="float">
            <text:p>233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3" office:value-type="float">
            <text:p>380477007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2" office:value-type="float">
            <text:p>233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4" office:value-type="float">
            <text:p>380477007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3" office:value-type="float">
            <text:p>233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5" office:value-type="float">
            <text:p>380477007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4" office:value-type="float">
            <text:p>233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6" office:value-type="float">
            <text:p>380477007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5" office:value-type="float">
            <text:p>233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7" office:value-type="float">
            <text:p>380477007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6" office:value-type="float">
            <text:p>233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8" office:value-type="float">
            <text:p>380477007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7" office:value-type="float">
            <text:p>233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09" office:value-type="float">
            <text:p>380477007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8" office:value-type="float">
            <text:p>233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0" office:value-type="float">
            <text:p>380477007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399" office:value-type="float">
            <text:p>233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1" office:value-type="float">
            <text:p>380477007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0" office:value-type="float">
            <text:p>234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2" office:value-type="float">
            <text:p>380477007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1" office:value-type="float">
            <text:p>234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3" office:value-type="float">
            <text:p>380477007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2" office:value-type="float">
            <text:p>234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4" office:value-type="float">
            <text:p>380477007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3" office:value-type="float">
            <text:p>234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5" office:value-type="float">
            <text:p>380477007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4" office:value-type="float">
            <text:p>234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6" office:value-type="float">
            <text:p>380477007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5" office:value-type="float">
            <text:p>234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7" office:value-type="float">
            <text:p>380477007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6" office:value-type="float">
            <text:p>234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8" office:value-type="float">
            <text:p>380477007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7" office:value-type="float">
            <text:p>234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19" office:value-type="float">
            <text:p>380477007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8" office:value-type="float">
            <text:p>234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0" office:value-type="float">
            <text:p>380477007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09" office:value-type="float">
            <text:p>234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1" office:value-type="float">
            <text:p>380477007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0" office:value-type="float">
            <text:p>234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2" office:value-type="float">
            <text:p>380477007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1" office:value-type="float">
            <text:p>234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3" office:value-type="float">
            <text:p>380477007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2" office:value-type="float">
            <text:p>234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4" office:value-type="float">
            <text:p>380477007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3" office:value-type="float">
            <text:p>234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5" office:value-type="float">
            <text:p>380477007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4" office:value-type="float">
            <text:p>234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6" office:value-type="float">
            <text:p>380477007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5" office:value-type="float">
            <text:p>234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7" office:value-type="float">
            <text:p>380477007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6" office:value-type="float">
            <text:p>234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8" office:value-type="float">
            <text:p>380477007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7" office:value-type="float">
            <text:p>234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29" office:value-type="float">
            <text:p>380477007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8" office:value-type="float">
            <text:p>234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0" office:value-type="float">
            <text:p>380477007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19" office:value-type="float">
            <text:p>234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1" office:value-type="float">
            <text:p>380477007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0" office:value-type="float">
            <text:p>234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2" office:value-type="float">
            <text:p>380477007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1" office:value-type="float">
            <text:p>234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3" office:value-type="float">
            <text:p>380477007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2" office:value-type="float">
            <text:p>234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4" office:value-type="float">
            <text:p>380477007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3" office:value-type="float">
            <text:p>234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5" office:value-type="float">
            <text:p>380477007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4" office:value-type="float">
            <text:p>234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6" office:value-type="float">
            <text:p>380477007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5" office:value-type="float">
            <text:p>234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7" office:value-type="float">
            <text:p>380477007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6" office:value-type="float">
            <text:p>234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8" office:value-type="float">
            <text:p>380477007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7" office:value-type="float">
            <text:p>234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39" office:value-type="float">
            <text:p>380477007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8" office:value-type="float">
            <text:p>234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0" office:value-type="float">
            <text:p>380477007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29" office:value-type="float">
            <text:p>234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1" office:value-type="float">
            <text:p>380477007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0" office:value-type="float">
            <text:p>234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2" office:value-type="float">
            <text:p>380477007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1" office:value-type="float">
            <text:p>234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3" office:value-type="float">
            <text:p>380477007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2" office:value-type="float">
            <text:p>234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4" office:value-type="float">
            <text:p>380477007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3" office:value-type="float">
            <text:p>234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5" office:value-type="float">
            <text:p>380477007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4" office:value-type="float">
            <text:p>234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6" office:value-type="float">
            <text:p>380477007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5" office:value-type="float">
            <text:p>234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7" office:value-type="float">
            <text:p>380477007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6" office:value-type="float">
            <text:p>234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8" office:value-type="float">
            <text:p>380477007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7" office:value-type="float">
            <text:p>234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49" office:value-type="float">
            <text:p>380477007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8" office:value-type="float">
            <text:p>234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50" office:value-type="float">
            <text:p>380477007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39" office:value-type="float">
            <text:p>234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7007501051" office:value-type="float">
            <text:p>380477007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0" office:value-type="float">
            <text:p>234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1" office:value-type="float">
            <text:p>380478007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1" office:value-type="float">
            <text:p>234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2" office:value-type="float">
            <text:p>380478007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2" office:value-type="float">
            <text:p>234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3" office:value-type="float">
            <text:p>380478007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3" office:value-type="float">
            <text:p>234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4" office:value-type="float">
            <text:p>380478007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4" office:value-type="float">
            <text:p>234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5" office:value-type="float">
            <text:p>380478007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5" office:value-type="float">
            <text:p>234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6" office:value-type="float">
            <text:p>380478007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6" office:value-type="float">
            <text:p>234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7" office:value-type="float">
            <text:p>380478007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7" office:value-type="float">
            <text:p>234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8" office:value-type="float">
            <text:p>380478007601008</text:p>
          </table:table-cell>
          <table:table-cell ns41:value-type="string" table:style-name="TL Metadata" office:value-type="string">
            <text:p>380478007601008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8" office:value-type="float">
            <text:p>234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09" office:value-type="float">
            <text:p>380478007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49" office:value-type="float">
            <text:p>234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0" office:value-type="float">
            <text:p>380478007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0" office:value-type="float">
            <text:p>234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1" office:value-type="float">
            <text:p>380478007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1" office:value-type="float">
            <text:p>234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2" office:value-type="float">
            <text:p>380478007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2" office:value-type="float">
            <text:p>234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3" office:value-type="float">
            <text:p>380478007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3" office:value-type="float">
            <text:p>234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4" office:value-type="float">
            <text:p>380478007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4" office:value-type="float">
            <text:p>234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5" office:value-type="float">
            <text:p>380478007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5" office:value-type="float">
            <text:p>234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6" office:value-type="float">
            <text:p>380478007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6" office:value-type="float">
            <text:p>234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7" office:value-type="float">
            <text:p>380478007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7" office:value-type="float">
            <text:p>234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8" office:value-type="float">
            <text:p>380478007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8" office:value-type="float">
            <text:p>234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19" office:value-type="float">
            <text:p>380478007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59" office:value-type="float">
            <text:p>234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0" office:value-type="float">
            <text:p>380478007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0" office:value-type="float">
            <text:p>234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1" office:value-type="float">
            <text:p>380478007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1" office:value-type="float">
            <text:p>234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2" office:value-type="float">
            <text:p>380478007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2" office:value-type="float">
            <text:p>234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3" office:value-type="float">
            <text:p>380478007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3" office:value-type="float">
            <text:p>234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4" office:value-type="float">
            <text:p>380478007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4" office:value-type="float">
            <text:p>234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5" office:value-type="float">
            <text:p>380478007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5" office:value-type="float">
            <text:p>234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6" office:value-type="float">
            <text:p>380478007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6" office:value-type="float">
            <text:p>234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7" office:value-type="float">
            <text:p>380478007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7" office:value-type="float">
            <text:p>234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8" office:value-type="float">
            <text:p>380478007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8" office:value-type="float">
            <text:p>234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29" office:value-type="float">
            <text:p>380478007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69" office:value-type="float">
            <text:p>234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0" office:value-type="float">
            <text:p>380478007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0" office:value-type="float">
            <text:p>234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1" office:value-type="float">
            <text:p>380478007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1" office:value-type="float">
            <text:p>234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2" office:value-type="float">
            <text:p>380478007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2" office:value-type="float">
            <text:p>234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3" office:value-type="float">
            <text:p>380478007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3" office:value-type="float">
            <text:p>234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4" office:value-type="float">
            <text:p>380478007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4" office:value-type="float">
            <text:p>234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5" office:value-type="float">
            <text:p>380478007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5" office:value-type="float">
            <text:p>234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6" office:value-type="float">
            <text:p>380478007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6" office:value-type="float">
            <text:p>234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7" office:value-type="float">
            <text:p>380478007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7" office:value-type="float">
            <text:p>234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8" office:value-type="float">
            <text:p>380478007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8" office:value-type="float">
            <text:p>234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39" office:value-type="float">
            <text:p>380478007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79" office:value-type="float">
            <text:p>234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0" office:value-type="float">
            <text:p>380478007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0" office:value-type="float">
            <text:p>234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1" office:value-type="float">
            <text:p>380478007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1" office:value-type="float">
            <text:p>234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2" office:value-type="float">
            <text:p>380478007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2" office:value-type="float">
            <text:p>234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3" office:value-type="float">
            <text:p>380478007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3" office:value-type="float">
            <text:p>234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4" office:value-type="float">
            <text:p>380478007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4" office:value-type="float">
            <text:p>234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5" office:value-type="float">
            <text:p>380478007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5" office:value-type="float">
            <text:p>234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6" office:value-type="float">
            <text:p>380478007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6" office:value-type="float">
            <text:p>234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7" office:value-type="float">
            <text:p>380478007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7" office:value-type="float">
            <text:p>234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8" office:value-type="float">
            <text:p>380478007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8" office:value-type="float">
            <text:p>234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49" office:value-type="float">
            <text:p>380478007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89" office:value-type="float">
            <text:p>234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50" office:value-type="float">
            <text:p>380478007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0" office:value-type="float">
            <text:p>234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51" office:value-type="float">
            <text:p>380478007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1" office:value-type="float">
            <text:p>234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601052" office:value-type="float">
            <text:p>380478007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2" office:value-type="float">
            <text:p>234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1" office:value-type="float">
            <text:p>380478007701001</text:p>
          </table:table-cell>
          <table:table-cell ns41:value-type="string" table:style-name="TL Metadata" office:value-type="string">
            <text:p>3804780077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3" office:value-type="float">
            <text:p>234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2" office:value-type="float">
            <text:p>380478007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4" office:value-type="float">
            <text:p>234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3" office:value-type="float">
            <text:p>380478007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5" office:value-type="float">
            <text:p>234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4" office:value-type="float">
            <text:p>380478007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6" office:value-type="float">
            <text:p>234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5" office:value-type="float">
            <text:p>380478007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7" office:value-type="float">
            <text:p>234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6" office:value-type="float">
            <text:p>380478007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8" office:value-type="float">
            <text:p>234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7" office:value-type="float">
            <text:p>380478007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499" office:value-type="float">
            <text:p>234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8" office:value-type="float">
            <text:p>380478007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0" office:value-type="float">
            <text:p>235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09" office:value-type="float">
            <text:p>380478007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1" office:value-type="float">
            <text:p>235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0" office:value-type="float">
            <text:p>380478007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2" office:value-type="float">
            <text:p>235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1" office:value-type="float">
            <text:p>380478007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3" office:value-type="float">
            <text:p>235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2" office:value-type="float">
            <text:p>380478007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4" office:value-type="float">
            <text:p>235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3" office:value-type="float">
            <text:p>380478007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5" office:value-type="float">
            <text:p>235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4" office:value-type="float">
            <text:p>380478007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6" office:value-type="float">
            <text:p>235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5" office:value-type="float">
            <text:p>380478007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7" office:value-type="float">
            <text:p>235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6" office:value-type="float">
            <text:p>380478007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8" office:value-type="float">
            <text:p>235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7" office:value-type="float">
            <text:p>380478007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09" office:value-type="float">
            <text:p>235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8" office:value-type="float">
            <text:p>380478007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0" office:value-type="float">
            <text:p>235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19" office:value-type="float">
            <text:p>380478007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1" office:value-type="float">
            <text:p>235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0" office:value-type="float">
            <text:p>380478007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2" office:value-type="float">
            <text:p>235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1" office:value-type="float">
            <text:p>380478007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3" office:value-type="float">
            <text:p>235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2" office:value-type="float">
            <text:p>380478007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4" office:value-type="float">
            <text:p>235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3" office:value-type="float">
            <text:p>380478007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5" office:value-type="float">
            <text:p>235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4" office:value-type="float">
            <text:p>380478007701024</text:p>
          </table:table-cell>
          <table:table-cell ns41:value-type="string" table:style-name="TL Metadata" office:value-type="string">
            <text:p>3804780077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6" office:value-type="float">
            <text:p>235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5" office:value-type="float">
            <text:p>380478007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7" office:value-type="float">
            <text:p>235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6" office:value-type="float">
            <text:p>380478007701026</text:p>
          </table:table-cell>
          <table:table-cell ns41:value-type="string" table:style-name="TL Metadata" office:value-type="string">
            <text:p>3804780077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8" office:value-type="float">
            <text:p>235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7" office:value-type="float">
            <text:p>380478007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19" office:value-type="float">
            <text:p>235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8" office:value-type="float">
            <text:p>380478007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0" office:value-type="float">
            <text:p>235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29" office:value-type="float">
            <text:p>380478007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1" office:value-type="float">
            <text:p>235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0" office:value-type="float">
            <text:p>380478007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2" office:value-type="float">
            <text:p>235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1" office:value-type="float">
            <text:p>380478007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3" office:value-type="float">
            <text:p>235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2" office:value-type="float">
            <text:p>380478007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4" office:value-type="float">
            <text:p>235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3" office:value-type="float">
            <text:p>380478007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5" office:value-type="float">
            <text:p>235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4" office:value-type="float">
            <text:p>380478007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6" office:value-type="float">
            <text:p>235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5" office:value-type="float">
            <text:p>380478007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7" office:value-type="float">
            <text:p>235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6" office:value-type="float">
            <text:p>380478007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8" office:value-type="float">
            <text:p>235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7" office:value-type="float">
            <text:p>380478007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29" office:value-type="float">
            <text:p>235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8" office:value-type="float">
            <text:p>380478007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0" office:value-type="float">
            <text:p>235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39" office:value-type="float">
            <text:p>380478007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1" office:value-type="float">
            <text:p>235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0" office:value-type="float">
            <text:p>380478007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2" office:value-type="float">
            <text:p>235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1" office:value-type="float">
            <text:p>380478007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3" office:value-type="float">
            <text:p>235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2" office:value-type="float">
            <text:p>380478007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4" office:value-type="float">
            <text:p>235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3" office:value-type="float">
            <text:p>380478007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5" office:value-type="float">
            <text:p>235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4" office:value-type="float">
            <text:p>380478007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6" office:value-type="float">
            <text:p>235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5" office:value-type="float">
            <text:p>380478007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7" office:value-type="float">
            <text:p>235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6" office:value-type="float">
            <text:p>380478007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8" office:value-type="float">
            <text:p>235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7" office:value-type="float">
            <text:p>380478007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39" office:value-type="float">
            <text:p>235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8" office:value-type="float">
            <text:p>380478007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0" office:value-type="float">
            <text:p>235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49" office:value-type="float">
            <text:p>380478007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1" office:value-type="float">
            <text:p>235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8007701050" office:value-type="float">
            <text:p>380478007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2" office:value-type="float">
            <text:p>235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1" office:value-type="float">
            <text:p>380479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3" office:value-type="float">
            <text:p>235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2" office:value-type="float">
            <text:p>380479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4" office:value-type="float">
            <text:p>235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3" office:value-type="float">
            <text:p>380479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5" office:value-type="float">
            <text:p>235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4" office:value-type="float">
            <text:p>380479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6" office:value-type="float">
            <text:p>235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5" office:value-type="float">
            <text:p>380479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7" office:value-type="float">
            <text:p>235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6" office:value-type="float">
            <text:p>380479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8" office:value-type="float">
            <text:p>235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7" office:value-type="float">
            <text:p>380479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49" office:value-type="float">
            <text:p>235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8" office:value-type="float">
            <text:p>380479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0" office:value-type="float">
            <text:p>235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09" office:value-type="float">
            <text:p>380479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1" office:value-type="float">
            <text:p>235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0" office:value-type="float">
            <text:p>380479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2" office:value-type="float">
            <text:p>235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1" office:value-type="float">
            <text:p>380479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3" office:value-type="float">
            <text:p>235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2" office:value-type="float">
            <text:p>380479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4" office:value-type="float">
            <text:p>235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3" office:value-type="float">
            <text:p>380479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5" office:value-type="float">
            <text:p>235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4" office:value-type="float">
            <text:p>380479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6" office:value-type="float">
            <text:p>235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5" office:value-type="float">
            <text:p>380479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7" office:value-type="float">
            <text:p>235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6" office:value-type="float">
            <text:p>380479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8" office:value-type="float">
            <text:p>235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7" office:value-type="float">
            <text:p>380479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59" office:value-type="float">
            <text:p>235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8" office:value-type="float">
            <text:p>380479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0" office:value-type="float">
            <text:p>235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19" office:value-type="float">
            <text:p>380479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1" office:value-type="float">
            <text:p>235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0" office:value-type="float">
            <text:p>380479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2" office:value-type="float">
            <text:p>235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1" office:value-type="float">
            <text:p>380479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3" office:value-type="float">
            <text:p>235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2" office:value-type="float">
            <text:p>380479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4" office:value-type="float">
            <text:p>235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3" office:value-type="float">
            <text:p>380479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5" office:value-type="float">
            <text:p>235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4" office:value-type="float">
            <text:p>380479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6" office:value-type="float">
            <text:p>235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5" office:value-type="float">
            <text:p>380479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7" office:value-type="float">
            <text:p>235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6" office:value-type="float">
            <text:p>380479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8" office:value-type="float">
            <text:p>235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7" office:value-type="float">
            <text:p>380479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69" office:value-type="float">
            <text:p>235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8" office:value-type="float">
            <text:p>380479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0" office:value-type="float">
            <text:p>235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29" office:value-type="float">
            <text:p>380479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1" office:value-type="float">
            <text:p>235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0" office:value-type="float">
            <text:p>380479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2" office:value-type="float">
            <text:p>235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1" office:value-type="float">
            <text:p>380479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3" office:value-type="float">
            <text:p>235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2" office:value-type="float">
            <text:p>380479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4" office:value-type="float">
            <text:p>235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3" office:value-type="float">
            <text:p>380479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5" office:value-type="float">
            <text:p>235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4" office:value-type="float">
            <text:p>380479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6" office:value-type="float">
            <text:p>235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5" office:value-type="float">
            <text:p>380479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7" office:value-type="float">
            <text:p>235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6" office:value-type="float">
            <text:p>380479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8" office:value-type="float">
            <text:p>235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7" office:value-type="float">
            <text:p>380479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79" office:value-type="float">
            <text:p>235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8" office:value-type="float">
            <text:p>380479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0" office:value-type="float">
            <text:p>235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39" office:value-type="float">
            <text:p>380479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1" office:value-type="float">
            <text:p>235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0" office:value-type="float">
            <text:p>380479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2" office:value-type="float">
            <text:p>235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1" office:value-type="float">
            <text:p>380479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3" office:value-type="float">
            <text:p>235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2" office:value-type="float">
            <text:p>380479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4" office:value-type="float">
            <text:p>235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3" office:value-type="float">
            <text:p>380479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5" office:value-type="float">
            <text:p>235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4" office:value-type="float">
            <text:p>380479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6" office:value-type="float">
            <text:p>235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5" office:value-type="float">
            <text:p>380479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7" office:value-type="float">
            <text:p>235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6" office:value-type="float">
            <text:p>380479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8" office:value-type="float">
            <text:p>235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7" office:value-type="float">
            <text:p>380479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89" office:value-type="float">
            <text:p>235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8" office:value-type="float">
            <text:p>380479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0" office:value-type="float">
            <text:p>235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49" office:value-type="float">
            <text:p>380479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1" office:value-type="float">
            <text:p>235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50" office:value-type="float">
            <text:p>380479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2" office:value-type="float">
            <text:p>235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51" office:value-type="float">
            <text:p>380479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3" office:value-type="float">
            <text:p>235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801052" office:value-type="float">
            <text:p>380479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4" office:value-type="float">
            <text:p>235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1" office:value-type="float">
            <text:p>380479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5" office:value-type="float">
            <text:p>235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2" office:value-type="float">
            <text:p>380479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6" office:value-type="float">
            <text:p>235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3" office:value-type="float">
            <text:p>380479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7" office:value-type="float">
            <text:p>235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4" office:value-type="float">
            <text:p>380479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8" office:value-type="float">
            <text:p>235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5" office:value-type="float">
            <text:p>380479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599" office:value-type="float">
            <text:p>235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6" office:value-type="float">
            <text:p>380479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0" office:value-type="float">
            <text:p>236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7" office:value-type="float">
            <text:p>380479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1" office:value-type="float">
            <text:p>236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8" office:value-type="float">
            <text:p>380479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2" office:value-type="float">
            <text:p>236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09" office:value-type="float">
            <text:p>380479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3" office:value-type="float">
            <text:p>236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0" office:value-type="float">
            <text:p>380479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4" office:value-type="float">
            <text:p>236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1" office:value-type="float">
            <text:p>380479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5" office:value-type="float">
            <text:p>236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2" office:value-type="float">
            <text:p>380479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6" office:value-type="float">
            <text:p>236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3" office:value-type="float">
            <text:p>380479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7" office:value-type="float">
            <text:p>236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4" office:value-type="float">
            <text:p>380479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8" office:value-type="float">
            <text:p>236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5" office:value-type="float">
            <text:p>380479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09" office:value-type="float">
            <text:p>236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6" office:value-type="float">
            <text:p>380479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0" office:value-type="float">
            <text:p>236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7" office:value-type="float">
            <text:p>380479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1" office:value-type="float">
            <text:p>236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8" office:value-type="float">
            <text:p>380479007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2" office:value-type="float">
            <text:p>236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19" office:value-type="float">
            <text:p>380479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3" office:value-type="float">
            <text:p>236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0" office:value-type="float">
            <text:p>380479007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4" office:value-type="float">
            <text:p>236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1" office:value-type="float">
            <text:p>380479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5" office:value-type="float">
            <text:p>236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2" office:value-type="float">
            <text:p>380479007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6" office:value-type="float">
            <text:p>236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3" office:value-type="float">
            <text:p>380479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7" office:value-type="float">
            <text:p>236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4" office:value-type="float">
            <text:p>380479007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8" office:value-type="float">
            <text:p>236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5" office:value-type="float">
            <text:p>380479007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19" office:value-type="float">
            <text:p>236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6" office:value-type="float">
            <text:p>380479007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0" office:value-type="float">
            <text:p>236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7" office:value-type="float">
            <text:p>380479007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1" office:value-type="float">
            <text:p>236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8" office:value-type="float">
            <text:p>380479007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2" office:value-type="float">
            <text:p>236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29" office:value-type="float">
            <text:p>380479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3" office:value-type="float">
            <text:p>236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0" office:value-type="float">
            <text:p>380479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4" office:value-type="float">
            <text:p>236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1" office:value-type="float">
            <text:p>380479007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5" office:value-type="float">
            <text:p>236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2" office:value-type="float">
            <text:p>380479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6" office:value-type="float">
            <text:p>236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3" office:value-type="float">
            <text:p>380479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7" office:value-type="float">
            <text:p>236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4" office:value-type="float">
            <text:p>380479007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8" office:value-type="float">
            <text:p>236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5" office:value-type="float">
            <text:p>380479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29" office:value-type="float">
            <text:p>236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6" office:value-type="float">
            <text:p>380479007901036</text:p>
          </table:table-cell>
          <table:table-cell ns41:value-type="string" table:style-name="TL Metadata" office:value-type="string">
            <text:p>3804790079010361 <text:s/>Hieronder een van onbekenden ouderdom.</text:p>
          </table:table-cell>
          <table:table-cell ns41:value-type="string" table:style-name="TL Metadata" office:value-type="string">
            <text:p>3804790079010362 <text:s/>Hieronder eene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0" office:value-type="float">
            <text:p>236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7" office:value-type="float">
            <text:p>380479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1" office:value-type="float">
            <text:p>236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79007901038" office:value-type="float">
            <text:p>380479007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2" office:value-type="float">
            <text:p>236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1" office:value-type="float">
            <text:p>380480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3" office:value-type="float">
            <text:p>236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2" office:value-type="float">
            <text:p>380480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4" office:value-type="float">
            <text:p>236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3" office:value-type="float">
            <text:p>380480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5" office:value-type="float">
            <text:p>236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4" office:value-type="float">
            <text:p>380480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6" office:value-type="float">
            <text:p>236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5" office:value-type="float">
            <text:p>380480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7" office:value-type="float">
            <text:p>236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6" office:value-type="float">
            <text:p>380480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8" office:value-type="float">
            <text:p>236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7" office:value-type="float">
            <text:p>380480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39" office:value-type="float">
            <text:p>236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8" office:value-type="float">
            <text:p>380480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0" office:value-type="float">
            <text:p>236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09" office:value-type="float">
            <text:p>380480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1" office:value-type="float">
            <text:p>236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0" office:value-type="float">
            <text:p>380480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2" office:value-type="float">
            <text:p>236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1" office:value-type="float">
            <text:p>380480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3" office:value-type="float">
            <text:p>236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2" office:value-type="float">
            <text:p>380480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4" office:value-type="float">
            <text:p>236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3" office:value-type="float">
            <text:p>380480008001013</text:p>
          </table:table-cell>
          <table:table-cell ns41:value-type="string" table:style-name="TL Metadata" office:value-type="string">
            <text:p>3804800080010131 <text:s/>Hieronder twe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5" office:value-type="float">
            <text:p>236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4" office:value-type="float">
            <text:p>380480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6" office:value-type="float">
            <text:p>236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5" office:value-type="float">
            <text:p>380480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7" office:value-type="float">
            <text:p>236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6" office:value-type="float">
            <text:p>380480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8" office:value-type="float">
            <text:p>236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7" office:value-type="float">
            <text:p>380480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49" office:value-type="float">
            <text:p>236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8" office:value-type="float">
            <text:p>380480008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0" office:value-type="float">
            <text:p>236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19" office:value-type="float">
            <text:p>380480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1" office:value-type="float">
            <text:p>236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0" office:value-type="float">
            <text:p>380480008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2" office:value-type="float">
            <text:p>236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1" office:value-type="float">
            <text:p>380480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3" office:value-type="float">
            <text:p>236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2" office:value-type="float">
            <text:p>380480008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4" office:value-type="float">
            <text:p>236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3" office:value-type="float">
            <text:p>380480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5" office:value-type="float">
            <text:p>236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4" office:value-type="float">
            <text:p>380480008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6" office:value-type="float">
            <text:p>236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5" office:value-type="float">
            <text:p>380480008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7" office:value-type="float">
            <text:p>236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6" office:value-type="float">
            <text:p>380480008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8" office:value-type="float">
            <text:p>236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7" office:value-type="float">
            <text:p>380480008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59" office:value-type="float">
            <text:p>236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8" office:value-type="float">
            <text:p>380480008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0" office:value-type="float">
            <text:p>236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29" office:value-type="float">
            <text:p>380480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1" office:value-type="float">
            <text:p>236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0" office:value-type="float">
            <text:p>380480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2" office:value-type="float">
            <text:p>236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1" office:value-type="float">
            <text:p>380480008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3" office:value-type="float">
            <text:p>236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2" office:value-type="float">
            <text:p>380480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4" office:value-type="float">
            <text:p>236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3" office:value-type="float">
            <text:p>380480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5" office:value-type="float">
            <text:p>236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4" office:value-type="float">
            <text:p>380480008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6" office:value-type="float">
            <text:p>236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5" office:value-type="float">
            <text:p>380480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7" office:value-type="float">
            <text:p>236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6" office:value-type="float">
            <text:p>380480008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8" office:value-type="float">
            <text:p>236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7" office:value-type="float">
            <text:p>380480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69" office:value-type="float">
            <text:p>236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8" office:value-type="float">
            <text:p>380480008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0" office:value-type="float">
            <text:p>236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39" office:value-type="float">
            <text:p>380480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1" office:value-type="float">
            <text:p>236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0" office:value-type="float">
            <text:p>380480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2" office:value-type="float">
            <text:p>236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1" office:value-type="float">
            <text:p>380480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3" office:value-type="float">
            <text:p>236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2" office:value-type="float">
            <text:p>380480008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4" office:value-type="float">
            <text:p>236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3" office:value-type="float">
            <text:p>380480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5" office:value-type="float">
            <text:p>236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4" office:value-type="float">
            <text:p>380480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6" office:value-type="float">
            <text:p>236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5" office:value-type="float">
            <text:p>380480008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7" office:value-type="float">
            <text:p>236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6" office:value-type="float">
            <text:p>380480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8" office:value-type="float">
            <text:p>236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7" office:value-type="float">
            <text:p>380480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79" office:value-type="float">
            <text:p>236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8" office:value-type="float">
            <text:p>380480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0" office:value-type="float">
            <text:p>236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49" office:value-type="float">
            <text:p>380480008001049</text:p>
          </table:table-cell>
          <table:table-cell ns41:value-type="string" table:style-name="TL Metadata" office:value-type="string">
            <text:p>3804800080010492 <text:s/>Hieronder een van onbekenden ouderdom.</text:p>
          </table:table-cell>
          <table:table-cell ns41:value-type="string" table:style-name="TL Metadata" office:value-type="string">
            <text:p>3804800080010493 <text:s/>Hieronder twee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1" office:value-type="float">
            <text:p>236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50" office:value-type="float">
            <text:p>380480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2" office:value-type="float">
            <text:p>236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51" office:value-type="float">
            <text:p>380480008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3" office:value-type="float">
            <text:p>236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52" office:value-type="float">
            <text:p>380480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4" office:value-type="float">
            <text:p>236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001053" office:value-type="float">
            <text:p>380480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5" office:value-type="float">
            <text:p>236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1" office:value-type="float">
            <text:p>380480008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6" office:value-type="float">
            <text:p>236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2" office:value-type="float">
            <text:p>380480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7" office:value-type="float">
            <text:p>236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3" office:value-type="float">
            <text:p>380480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8" office:value-type="float">
            <text:p>236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4" office:value-type="float">
            <text:p>380480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89" office:value-type="float">
            <text:p>236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5" office:value-type="float">
            <text:p>380480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0" office:value-type="float">
            <text:p>236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6" office:value-type="float">
            <text:p>380480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1" office:value-type="float">
            <text:p>236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7" office:value-type="float">
            <text:p>380480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2" office:value-type="float">
            <text:p>236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8" office:value-type="float">
            <text:p>380480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3" office:value-type="float">
            <text:p>236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09" office:value-type="float">
            <text:p>380480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4" office:value-type="float">
            <text:p>236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0" office:value-type="float">
            <text:p>380480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5" office:value-type="float">
            <text:p>236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1" office:value-type="float">
            <text:p>380480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6" office:value-type="float">
            <text:p>236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2" office:value-type="float">
            <text:p>380480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7" office:value-type="float">
            <text:p>236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3" office:value-type="float">
            <text:p>380480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8" office:value-type="float">
            <text:p>236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4" office:value-type="float">
            <text:p>380480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699" office:value-type="float">
            <text:p>236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5" office:value-type="float">
            <text:p>380480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0" office:value-type="float">
            <text:p>237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6" office:value-type="float">
            <text:p>380480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1" office:value-type="float">
            <text:p>237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7" office:value-type="float">
            <text:p>380480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2" office:value-type="float">
            <text:p>237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8" office:value-type="float">
            <text:p>380480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3" office:value-type="float">
            <text:p>237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19" office:value-type="float">
            <text:p>380480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4" office:value-type="float">
            <text:p>237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0" office:value-type="float">
            <text:p>380480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5" office:value-type="float">
            <text:p>237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1" office:value-type="float">
            <text:p>380480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6" office:value-type="float">
            <text:p>237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2" office:value-type="float">
            <text:p>380480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7" office:value-type="float">
            <text:p>237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3" office:value-type="float">
            <text:p>380480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8" office:value-type="float">
            <text:p>237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4" office:value-type="float">
            <text:p>380480008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09" office:value-type="float">
            <text:p>237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5" office:value-type="float">
            <text:p>380480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0" office:value-type="float">
            <text:p>237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6" office:value-type="float">
            <text:p>380480008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1" office:value-type="float">
            <text:p>237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7" office:value-type="float">
            <text:p>380480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2" office:value-type="float">
            <text:p>237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8" office:value-type="float">
            <text:p>380480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3" office:value-type="float">
            <text:p>237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29" office:value-type="float">
            <text:p>380480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4" office:value-type="float">
            <text:p>237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0" office:value-type="float">
            <text:p>380480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5" office:value-type="float">
            <text:p>237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1" office:value-type="float">
            <text:p>380480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6" office:value-type="float">
            <text:p>237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2" office:value-type="float">
            <text:p>380480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7" office:value-type="float">
            <text:p>237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3" office:value-type="float">
            <text:p>380480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8" office:value-type="float">
            <text:p>237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4" office:value-type="float">
            <text:p>380480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19" office:value-type="float">
            <text:p>237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5" office:value-type="float">
            <text:p>380480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0" office:value-type="float">
            <text:p>237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6" office:value-type="float">
            <text:p>380480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1" office:value-type="float">
            <text:p>237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7" office:value-type="float">
            <text:p>380480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2" office:value-type="float">
            <text:p>237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8" office:value-type="float">
            <text:p>380480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3" office:value-type="float">
            <text:p>237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39" office:value-type="float">
            <text:p>380480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4" office:value-type="float">
            <text:p>237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0" office:value-type="float">
            <text:p>380480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5" office:value-type="float">
            <text:p>237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1" office:value-type="float">
            <text:p>380480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6" office:value-type="float">
            <text:p>237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2" office:value-type="float">
            <text:p>380480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7" office:value-type="float">
            <text:p>237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3" office:value-type="float">
            <text:p>380480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8" office:value-type="float">
            <text:p>237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4" office:value-type="float">
            <text:p>380480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29" office:value-type="float">
            <text:p>237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5" office:value-type="float">
            <text:p>380480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0" office:value-type="float">
            <text:p>237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6" office:value-type="float">
            <text:p>380480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1" office:value-type="float">
            <text:p>237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7" office:value-type="float">
            <text:p>380480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2" office:value-type="float">
            <text:p>237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8" office:value-type="float">
            <text:p>380480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3" office:value-type="float">
            <text:p>237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49" office:value-type="float">
            <text:p>380480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4" office:value-type="float">
            <text:p>237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50" office:value-type="float">
            <text:p>380480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5" office:value-type="float">
            <text:p>237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0008101051" office:value-type="float">
            <text:p>380480008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6" office:value-type="float">
            <text:p>237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1" office:value-type="float">
            <text:p>380481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7" office:value-type="float">
            <text:p>237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2" office:value-type="float">
            <text:p>380481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8" office:value-type="float">
            <text:p>237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3" office:value-type="float">
            <text:p>380481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39" office:value-type="float">
            <text:p>237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4" office:value-type="float">
            <text:p>380481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0" office:value-type="float">
            <text:p>237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5" office:value-type="float">
            <text:p>380481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1" office:value-type="float">
            <text:p>237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6" office:value-type="float">
            <text:p>380481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2" office:value-type="float">
            <text:p>237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7" office:value-type="float">
            <text:p>380481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3" office:value-type="float">
            <text:p>237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8" office:value-type="float">
            <text:p>380481008201008</text:p>
          </table:table-cell>
          <table:table-cell ns41:value-type="string" table:style-name="TL Metadata" office:value-type="string">
            <text:p>380481008201008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4" office:value-type="float">
            <text:p>237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09" office:value-type="float">
            <text:p>380481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5" office:value-type="float">
            <text:p>237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0" office:value-type="float">
            <text:p>380481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6" office:value-type="float">
            <text:p>237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1" office:value-type="float">
            <text:p>380481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7" office:value-type="float">
            <text:p>237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2" office:value-type="float">
            <text:p>380481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8" office:value-type="float">
            <text:p>237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3" office:value-type="float">
            <text:p>380481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49" office:value-type="float">
            <text:p>237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4" office:value-type="float">
            <text:p>380481008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0" office:value-type="float">
            <text:p>237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5" office:value-type="float">
            <text:p>380481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1" office:value-type="float">
            <text:p>237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6" office:value-type="float">
            <text:p>380481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2" office:value-type="float">
            <text:p>237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7" office:value-type="float">
            <text:p>380481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3" office:value-type="float">
            <text:p>237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8" office:value-type="float">
            <text:p>380481008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4" office:value-type="float">
            <text:p>237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19" office:value-type="float">
            <text:p>380481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5" office:value-type="float">
            <text:p>237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0" office:value-type="float">
            <text:p>380481008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6" office:value-type="float">
            <text:p>237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1" office:value-type="float">
            <text:p>380481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7" office:value-type="float">
            <text:p>237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2" office:value-type="float">
            <text:p>380481008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8" office:value-type="float">
            <text:p>237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3" office:value-type="float">
            <text:p>380481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59" office:value-type="float">
            <text:p>237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4" office:value-type="float">
            <text:p>380481008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0" office:value-type="float">
            <text:p>237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5" office:value-type="float">
            <text:p>380481008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1" office:value-type="float">
            <text:p>237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6" office:value-type="float">
            <text:p>380481008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2" office:value-type="float">
            <text:p>237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7" office:value-type="float">
            <text:p>380481008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3" office:value-type="float">
            <text:p>237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8" office:value-type="float">
            <text:p>380481008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4" office:value-type="float">
            <text:p>237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29" office:value-type="float">
            <text:p>380481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5" office:value-type="float">
            <text:p>237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0" office:value-type="float">
            <text:p>380481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6" office:value-type="float">
            <text:p>237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1" office:value-type="float">
            <text:p>380481008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7" office:value-type="float">
            <text:p>237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2" office:value-type="float">
            <text:p>380481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8" office:value-type="float">
            <text:p>237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3" office:value-type="float">
            <text:p>380481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69" office:value-type="float">
            <text:p>237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4" office:value-type="float">
            <text:p>380481008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0" office:value-type="float">
            <text:p>237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5" office:value-type="float">
            <text:p>380481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1" office:value-type="float">
            <text:p>237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6" office:value-type="float">
            <text:p>380481008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2" office:value-type="float">
            <text:p>237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7" office:value-type="float">
            <text:p>380481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3" office:value-type="float">
            <text:p>237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8" office:value-type="float">
            <text:p>380481008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4" office:value-type="float">
            <text:p>237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39" office:value-type="float">
            <text:p>380481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5" office:value-type="float">
            <text:p>237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0" office:value-type="float">
            <text:p>380481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6" office:value-type="float">
            <text:p>237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1" office:value-type="float">
            <text:p>380481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7" office:value-type="float">
            <text:p>237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2" office:value-type="float">
            <text:p>380481008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8" office:value-type="float">
            <text:p>237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3" office:value-type="float">
            <text:p>380481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79" office:value-type="float">
            <text:p>237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4" office:value-type="float">
            <text:p>380481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0" office:value-type="float">
            <text:p>237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5" office:value-type="float">
            <text:p>380481008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1" office:value-type="float">
            <text:p>237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6" office:value-type="float">
            <text:p>380481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2" office:value-type="float">
            <text:p>237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7" office:value-type="float">
            <text:p>380481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3" office:value-type="float">
            <text:p>237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8" office:value-type="float">
            <text:p>380481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4" office:value-type="float">
            <text:p>237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49" office:value-type="float">
            <text:p>380481008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5" office:value-type="float">
            <text:p>237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50" office:value-type="float">
            <text:p>380481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6" office:value-type="float">
            <text:p>237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51" office:value-type="float">
            <text:p>380481008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7" office:value-type="float">
            <text:p>237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201052" office:value-type="float">
            <text:p>380481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8" office:value-type="float">
            <text:p>237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1" office:value-type="float">
            <text:p>380481008301001</text:p>
          </table:table-cell>
          <table:table-cell ns41:value-type="string" table:style-name="TL Metadata" office:value-type="string">
            <text:p>3804810083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89" office:value-type="float">
            <text:p>237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2" office:value-type="float">
            <text:p>380481008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0" office:value-type="float">
            <text:p>237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3" office:value-type="float">
            <text:p>380481008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1" office:value-type="float">
            <text:p>237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4" office:value-type="float">
            <text:p>380481008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2" office:value-type="float">
            <text:p>237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5" office:value-type="float">
            <text:p>380481008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3" office:value-type="float">
            <text:p>237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6" office:value-type="float">
            <text:p>380481008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4" office:value-type="float">
            <text:p>237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7" office:value-type="float">
            <text:p>380481008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5" office:value-type="float">
            <text:p>237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8" office:value-type="float">
            <text:p>380481008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6" office:value-type="float">
            <text:p>237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09" office:value-type="float">
            <text:p>380481008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7" office:value-type="float">
            <text:p>237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0" office:value-type="float">
            <text:p>380481008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8" office:value-type="float">
            <text:p>237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1" office:value-type="float">
            <text:p>380481008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799" office:value-type="float">
            <text:p>237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2" office:value-type="float">
            <text:p>380481008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0" office:value-type="float">
            <text:p>238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3" office:value-type="float">
            <text:p>380481008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1" office:value-type="float">
            <text:p>238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4" office:value-type="float">
            <text:p>380481008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2" office:value-type="float">
            <text:p>238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5" office:value-type="float">
            <text:p>380481008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3" office:value-type="float">
            <text:p>238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6" office:value-type="float">
            <text:p>380481008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4" office:value-type="float">
            <text:p>238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7" office:value-type="float">
            <text:p>380481008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5" office:value-type="float">
            <text:p>238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8" office:value-type="float">
            <text:p>380481008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6" office:value-type="float">
            <text:p>238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19" office:value-type="float">
            <text:p>380481008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7" office:value-type="float">
            <text:p>238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0" office:value-type="float">
            <text:p>380481008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8" office:value-type="float">
            <text:p>238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1" office:value-type="float">
            <text:p>380481008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09" office:value-type="float">
            <text:p>238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2" office:value-type="float">
            <text:p>380481008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0" office:value-type="float">
            <text:p>238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3" office:value-type="float">
            <text:p>380481008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1" office:value-type="float">
            <text:p>238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4" office:value-type="float">
            <text:p>380481008301024</text:p>
          </table:table-cell>
          <table:table-cell ns41:value-type="string" table:style-name="TL Metadata" office:value-type="string">
            <text:p>380481008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2" office:value-type="float">
            <text:p>238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5" office:value-type="float">
            <text:p>380481008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3" office:value-type="float">
            <text:p>238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6" office:value-type="float">
            <text:p>380481008301026</text:p>
          </table:table-cell>
          <table:table-cell ns41:value-type="string" table:style-name="TL Metadata" office:value-type="string">
            <text:p>380481008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4" office:value-type="float">
            <text:p>238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7" office:value-type="float">
            <text:p>380481008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5" office:value-type="float">
            <text:p>238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8" office:value-type="float">
            <text:p>380481008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6" office:value-type="float">
            <text:p>238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29" office:value-type="float">
            <text:p>380481008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7" office:value-type="float">
            <text:p>238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0" office:value-type="float">
            <text:p>380481008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8" office:value-type="float">
            <text:p>238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1" office:value-type="float">
            <text:p>380481008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19" office:value-type="float">
            <text:p>238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2" office:value-type="float">
            <text:p>380481008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0" office:value-type="float">
            <text:p>238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3" office:value-type="float">
            <text:p>380481008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1" office:value-type="float">
            <text:p>238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4" office:value-type="float">
            <text:p>380481008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2" office:value-type="float">
            <text:p>238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5" office:value-type="float">
            <text:p>380481008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3" office:value-type="float">
            <text:p>238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6" office:value-type="float">
            <text:p>380481008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4" office:value-type="float">
            <text:p>238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7" office:value-type="float">
            <text:p>380481008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5" office:value-type="float">
            <text:p>238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8" office:value-type="float">
            <text:p>380481008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6" office:value-type="float">
            <text:p>238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39" office:value-type="float">
            <text:p>380481008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7" office:value-type="float">
            <text:p>238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0" office:value-type="float">
            <text:p>380481008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8" office:value-type="float">
            <text:p>2382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1" office:value-type="float">
            <text:p>380481008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29" office:value-type="float">
            <text:p>2382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2" office:value-type="float">
            <text:p>380481008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0" office:value-type="float">
            <text:p>2383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3" office:value-type="float">
            <text:p>380481008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1" office:value-type="float">
            <text:p>2383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4" office:value-type="float">
            <text:p>380481008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2" office:value-type="float">
            <text:p>2383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5" office:value-type="float">
            <text:p>380481008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3" office:value-type="float">
            <text:p>2383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6" office:value-type="float">
            <text:p>380481008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4" office:value-type="float">
            <text:p>2383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7" office:value-type="float">
            <text:p>380481008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5" office:value-type="float">
            <text:p>2383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8" office:value-type="float">
            <text:p>380481008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6" office:value-type="float">
            <text:p>2383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49" office:value-type="float">
            <text:p>380481008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7" office:value-type="float">
            <text:p>2383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1008301050" office:value-type="float">
            <text:p>380481008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8" office:value-type="float">
            <text:p>2383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1" office:value-type="float">
            <text:p>380482008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39" office:value-type="float">
            <text:p>2383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2" office:value-type="float">
            <text:p>380482008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0" office:value-type="float">
            <text:p>2384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3" office:value-type="float">
            <text:p>380482008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1" office:value-type="float">
            <text:p>2384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4" office:value-type="float">
            <text:p>380482008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2" office:value-type="float">
            <text:p>2384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5" office:value-type="float">
            <text:p>380482008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3" office:value-type="float">
            <text:p>2384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6" office:value-type="float">
            <text:p>380482008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4" office:value-type="float">
            <text:p>2384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7" office:value-type="float">
            <text:p>380482008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5" office:value-type="float">
            <text:p>2384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8" office:value-type="float">
            <text:p>380482008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6" office:value-type="float">
            <text:p>2384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09" office:value-type="float">
            <text:p>380482008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7" office:value-type="float">
            <text:p>2384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0" office:value-type="float">
            <text:p>380482008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8" office:value-type="float">
            <text:p>2384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1" office:value-type="float">
            <text:p>380482008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49" office:value-type="float">
            <text:p>2384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2" office:value-type="float">
            <text:p>380482008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0" office:value-type="float">
            <text:p>2385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3" office:value-type="float">
            <text:p>380482008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1" office:value-type="float">
            <text:p>2385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4" office:value-type="float">
            <text:p>380482008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2" office:value-type="float">
            <text:p>2385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5" office:value-type="float">
            <text:p>380482008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3" office:value-type="float">
            <text:p>2385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6" office:value-type="float">
            <text:p>380482008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4" office:value-type="float">
            <text:p>2385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7" office:value-type="float">
            <text:p>380482008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5" office:value-type="float">
            <text:p>2385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8" office:value-type="float">
            <text:p>380482008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6" office:value-type="float">
            <text:p>2385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19" office:value-type="float">
            <text:p>380482008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7" office:value-type="float">
            <text:p>2385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0" office:value-type="float">
            <text:p>380482008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8" office:value-type="float">
            <text:p>2385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1" office:value-type="float">
            <text:p>380482008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59" office:value-type="float">
            <text:p>2385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2" office:value-type="float">
            <text:p>380482008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0" office:value-type="float">
            <text:p>2386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3" office:value-type="float">
            <text:p>380482008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1" office:value-type="float">
            <text:p>2386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4" office:value-type="float">
            <text:p>380482008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2" office:value-type="float">
            <text:p>2386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5" office:value-type="float">
            <text:p>380482008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3" office:value-type="float">
            <text:p>2386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6" office:value-type="float">
            <text:p>380482008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4" office:value-type="float">
            <text:p>2386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7" office:value-type="float">
            <text:p>380482008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5" office:value-type="float">
            <text:p>2386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8" office:value-type="float">
            <text:p>380482008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6" office:value-type="float">
            <text:p>2386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29" office:value-type="float">
            <text:p>380482008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7" office:value-type="float">
            <text:p>2386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0" office:value-type="float">
            <text:p>380482008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8" office:value-type="float">
            <text:p>2386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1" office:value-type="float">
            <text:p>380482008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69" office:value-type="float">
            <text:p>2386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2" office:value-type="float">
            <text:p>380482008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0" office:value-type="float">
            <text:p>2387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3" office:value-type="float">
            <text:p>380482008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1" office:value-type="float">
            <text:p>2387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4" office:value-type="float">
            <text:p>380482008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2" office:value-type="float">
            <text:p>2387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5" office:value-type="float">
            <text:p>380482008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3" office:value-type="float">
            <text:p>2387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6" office:value-type="float">
            <text:p>380482008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4" office:value-type="float">
            <text:p>2387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7" office:value-type="float">
            <text:p>380482008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5" office:value-type="float">
            <text:p>2387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8" office:value-type="float">
            <text:p>380482008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6" office:value-type="float">
            <text:p>2387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39" office:value-type="float">
            <text:p>380482008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7" office:value-type="float">
            <text:p>2387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0" office:value-type="float">
            <text:p>380482008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8" office:value-type="float">
            <text:p>2387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1" office:value-type="float">
            <text:p>380482008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79" office:value-type="float">
            <text:p>2387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2" office:value-type="float">
            <text:p>380482008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0" office:value-type="float">
            <text:p>2388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3" office:value-type="float">
            <text:p>380482008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1" office:value-type="float">
            <text:p>2388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4" office:value-type="float">
            <text:p>380482008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2" office:value-type="float">
            <text:p>2388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5" office:value-type="float">
            <text:p>380482008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3" office:value-type="float">
            <text:p>2388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6" office:value-type="float">
            <text:p>380482008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4" office:value-type="float">
            <text:p>2388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7" office:value-type="float">
            <text:p>380482008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5" office:value-type="float">
            <text:p>2388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8" office:value-type="float">
            <text:p>380482008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6" office:value-type="float">
            <text:p>2388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49" office:value-type="float">
            <text:p>380482008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7" office:value-type="float">
            <text:p>2388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50" office:value-type="float">
            <text:p>380482008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8" office:value-type="float">
            <text:p>2388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51" office:value-type="float">
            <text:p>380482008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89" office:value-type="float">
            <text:p>2388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401052" office:value-type="float">
            <text:p>380482008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0" office:value-type="float">
            <text:p>2389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1" office:value-type="float">
            <text:p>380482008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1" office:value-type="float">
            <text:p>2389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2" office:value-type="float">
            <text:p>380482008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2" office:value-type="float">
            <text:p>2389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3" office:value-type="float">
            <text:p>380482008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3" office:value-type="float">
            <text:p>2389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4" office:value-type="float">
            <text:p>380482008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4" office:value-type="float">
            <text:p>2389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5" office:value-type="float">
            <text:p>380482008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5" office:value-type="float">
            <text:p>2389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6" office:value-type="float">
            <text:p>380482008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6" office:value-type="float">
            <text:p>2389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7" office:value-type="float">
            <text:p>380482008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7" office:value-type="float">
            <text:p>2389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8" office:value-type="float">
            <text:p>380482008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8" office:value-type="float">
            <text:p>2389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09" office:value-type="float">
            <text:p>380482008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899" office:value-type="float">
            <text:p>2389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0" office:value-type="float">
            <text:p>380482008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0" office:value-type="float">
            <text:p>2390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1" office:value-type="float">
            <text:p>380482008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1" office:value-type="float">
            <text:p>2390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2" office:value-type="float">
            <text:p>380482008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2" office:value-type="float">
            <text:p>2390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3" office:value-type="float">
            <text:p>380482008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3" office:value-type="float">
            <text:p>2390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4" office:value-type="float">
            <text:p>380482008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4" office:value-type="float">
            <text:p>2390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5" office:value-type="float">
            <text:p>380482008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5" office:value-type="float">
            <text:p>2390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6" office:value-type="float">
            <text:p>380482008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6" office:value-type="float">
            <text:p>2390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7" office:value-type="float">
            <text:p>380482008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7" office:value-type="float">
            <text:p>2390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8" office:value-type="float">
            <text:p>380482008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8" office:value-type="float">
            <text:p>2390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19" office:value-type="float">
            <text:p>380482008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09" office:value-type="float">
            <text:p>2390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0" office:value-type="float">
            <text:p>380482008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0" office:value-type="float">
            <text:p>2391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1" office:value-type="float">
            <text:p>380482008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1" office:value-type="float">
            <text:p>2391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2" office:value-type="float">
            <text:p>380482008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2" office:value-type="float">
            <text:p>2391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3" office:value-type="float">
            <text:p>380482008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3" office:value-type="float">
            <text:p>2391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4" office:value-type="float">
            <text:p>380482008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4" office:value-type="float">
            <text:p>2391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5" office:value-type="float">
            <text:p>380482008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5" office:value-type="float">
            <text:p>2391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6" office:value-type="float">
            <text:p>380482008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6" office:value-type="float">
            <text:p>2391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7" office:value-type="float">
            <text:p>380482008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7" office:value-type="float">
            <text:p>2391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8" office:value-type="float">
            <text:p>380482008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8" office:value-type="float">
            <text:p>23918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29" office:value-type="float">
            <text:p>380482008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19" office:value-type="float">
            <text:p>23919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0" office:value-type="float">
            <text:p>380482008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0" office:value-type="float">
            <text:p>23920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1" office:value-type="float">
            <text:p>380482008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1" office:value-type="float">
            <text:p>23921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2" office:value-type="float">
            <text:p>380482008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2" office:value-type="float">
            <text:p>23922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3" office:value-type="float">
            <text:p>380482008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3" office:value-type="float">
            <text:p>23923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4" office:value-type="float">
            <text:p>380482008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4" office:value-type="float">
            <text:p>23924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5" office:value-type="float">
            <text:p>380482008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5" office:value-type="float">
            <text:p>23925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6" office:value-type="float">
            <text:p>380482008501036</text:p>
          </table:table-cell>
          <table:table-cell ns41:value-type="string" table:style-name="TL Metadata" office:value-type="string">
            <text:p>3804820085010361 <text:s/>Hieronder vier van onbekenden ouderdom.</text:p>
          </table:table-cell>
          <table:table-cell ns41:value-type="string" table:style-name="TL Metadata" office:value-type="string">
            <text:p>3804820085010362 <text:s/>Hieronder drie en dertig van onbekenden ouderdom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6" office:value-type="float">
            <text:p>23926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7" office:value-type="float">
            <text:p>380482008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23927" office:value-type="float">
            <text:p>23927</text:p>
          </table:table-cell>
          <table:table-cell ns41:value-type="string" table:style-name="TL Metadata" office:value-type="string">
            <text:p>Ge-4edl</text:p>
          </table:table-cell>
          <table:table-cell ns41:value-type="float" table:style-name="TL Metadata" office:value="380482008501038" office:value-type="float">
            <text:p>380482008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35">
          <table:table-cell table:style-name="TL Metadata"/>
          <table:table-cell table:style-name="TL Metadata"/>
          <table:table-cell table:style-name="TL Metadata"/>
          <table:table-cell table:number-columns-repeated="1021"/>
        </table:table-row>
        <table:table-row table:style-name="ro4" table:number-rows-repeated="10470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5:45</meta:creation-date>
    <dc:creator>Helpdesk</dc:creator>
    <dc:date>2004-12-20T18:25:42</dc:date>
    <meta:document-statistic meta:object-count="0" meta:cell-count="13592" meta:table-count="2"/>
    <meta:generator>ODFPY/1.3.0dev</meta:generator>
  </office:meta>
</office:document-meta>
</file>